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2F4000001063AA486326BFA75E9.png" manifest:media-type="image/png"/>
  <manifest:file-entry manifest:full-path="Pictures/100002000000009400000094D7FA82AB7332F3FA.png" manifest:media-type="image/png"/>
  <manifest:file-entry manifest:full-path="Pictures/1000020000000094000000947DB86A748DA0E575.png" manifest:media-type="image/png"/>
  <manifest:file-entry manifest:full-path="Pictures/100002000000009400000094FF9C629B0A21EB6B.png" manifest:media-type="image/png"/>
  <manifest:file-entry manifest:full-path="Pictures/10000201000000B4000000B47E8E605369B4AD74.png" manifest:media-type="image/png"/>
  <manifest:file-entry manifest:full-path="Pictures/10000200000001CC000001CC95554CAA563BBDB3.png" manifest:media-type="image/png"/>
  <manifest:file-entry manifest:full-path="Pictures/100002010000018E0000018EC9DB196993F48FF8.png" manifest:media-type="image/png"/>
  <manifest:file-entry manifest:full-path="Pictures/10000200000001A50000019704DF51BFADCAB813.png" manifest:media-type="image/png"/>
  <manifest:file-entry manifest:full-path="Pictures/10000200000000940000009494BE3DF36D913358.png" manifest:media-type="image/png"/>
  <manifest:file-entry manifest:full-path="Pictures/100002000000018E0000018E9B17934BFEDEB71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5.5917in" fo:margin-left="0.016in" fo:margin-top="0in" fo:margin-bottom="0in" table:align="left" style:writing-mode="lr-tb"/>
    </style:style>
    <style:style style:name="Table1.A" style:family="table-column">
      <style:table-column-properties style:column-width="3.3278in"/>
    </style:style>
    <style:style style:name="Table1.B" style:family="table-column">
      <style:table-column-properties style:column-width="2.2632in"/>
    </style:style>
    <style:style style:name="Table1.1" style:family="table-row">
      <style:table-row-properties fo:keep-together="auto"/>
    </style:style>
    <style:style style:name="Table1.A1" style:family="table-cell">
      <style:table-cell-properties fo:background-color="#d9d9d9" fo:padding-left="0.059in" fo:padding-right="0.059in" fo:padding-top="0.0396in" fo:padding-bottom="0.0396in" fo:border="0.5pt solid #000000">
        <style:background-image/>
      </style:table-cell-properties>
    </style:style>
    <style:style style:name="Table1.A2" style:family="table-cell">
      <style:table-cell-properties fo:background-color="transparent" fo:padding-left="0.059in" fo:padding-right="0.059in" fo:padding-top="0.0396in" fo:padding-bottom="0.0396in" fo:border="0.5pt solid #000000">
        <style:background-image/>
      </style:table-cell-properties>
    </style:style>
    <style:style style:name="Table2" style:family="table">
      <style:table-properties style:width="2.1465in" fo:margin-left="0.016in" fo:margin-top="0in" fo:margin-bottom="0in" table:align="left" style:writing-mode="lr-tb"/>
    </style:style>
    <style:style style:name="Table2.A" style:family="table-column">
      <style:table-column-properties style:column-width="1.1618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fo:background-color="#d9d9d9" fo:padding-left="0.059in" fo:padding-right="0.059in" fo:padding-top="0.0396in" fo:padding-bottom="0.0396in" fo:border="0.5pt solid #000000">
        <style:background-image/>
      </style:table-cell-properties>
    </style:style>
    <style:style style:name="Table2.A2" style:family="table-cell">
      <style:table-cell-properties fo:background-color="transparent" fo:padding-left="0.059in" fo:padding-right="0.059in" fo:padding-top="0.0396in" fo:padding-bottom="0.0396in" fo:border="0.5pt solid #000000">
        <style:background-image/>
      </style:table-cell-properties>
    </style:style>
    <style:style style:name="Table3" style:family="table">
      <style:table-properties style:width="3.1132in" fo:margin-left="-0.0035in" fo:margin-top="0in" fo:margin-bottom="0in" table:align="left" style:writing-mode="lr-tb"/>
    </style:style>
    <style:style style:name="Table3.A" style:family="table-column">
      <style:table-column-properties style:column-width="2.3674in"/>
    </style:style>
    <style:style style:name="Table3.B" style:family="table-column">
      <style:table-column-properties style:column-width="0.7451in"/>
    </style:style>
    <style:style style:name="Table3.1" style:family="table-row">
      <style:table-row-properties fo:keep-together="auto"/>
    </style:style>
    <style:style style:name="Table3.A1" style:family="table-cell">
      <style:table-cell-properties fo:background-color="#d9d9d9" fo:padding-left="0.0785in" fo:padding-right="0.0785in" fo:padding-top="0.0396in" fo:padding-bottom="0.0396in" fo:border="0.5pt solid #000000">
        <style:background-image/>
      </style:table-cell-properties>
    </style:style>
    <style:style style:name="Table3.A2" style:family="table-cell">
      <style:table-cell-properties fo:padding-left="0.0785in" fo:padding-right="0.0785in" fo:padding-top="0.0396in" fo:padding-bottom="0.0396in" fo:border="0.5pt solid #000000"/>
    </style:style>
    <style:style style:name="Table3.B2" style:family="table-cell">
      <style:table-cell-properties fo:padding-left="0.0785in" fo:padding-right="0.0785in" fo:padding-top="0.0396in" fo:padding-bottom="0.0396in" fo:border="0.5pt solid #000000"/>
    </style:style>
    <style:style style:name="Table3.A3" style:family="table-cell">
      <style:table-cell-properties fo:padding-left="0.0785in" fo:padding-right="0.0785in" fo:padding-top="0.0396in" fo:padding-bottom="0.0396in" fo:border="0.5pt solid #000000"/>
    </style:style>
    <style:style style:name="Table3.B3" style:family="table-cell">
      <style:table-cell-properties fo:padding-left="0.0785in" fo:padding-right="0.0785in" fo:padding-top="0.0396in" fo:padding-bottom="0.0396in" fo:border="0.5pt solid #000000"/>
    </style:style>
    <style:style style:name="Table4" style:family="table">
      <style:table-properties style:width="6.3986in" fo:margin-left="-0.0035in" fo:margin-top="0in" fo:margin-bottom="0in" table:align="left" style:writing-mode="lr-tb"/>
    </style:style>
    <style:style style:name="Table4.A" style:family="table-column">
      <style:table-column-properties style:column-width="3.6417in"/>
    </style:style>
    <style:style style:name="Table4.B" style:family="table-column">
      <style:table-column-properties style:column-width="2.7563in"/>
    </style:style>
    <style:style style:name="Table4.1" style:family="table-row">
      <style:table-row-properties fo:keep-together="auto"/>
    </style:style>
    <style:style style:name="Table4.A1" style:family="table-cell">
      <style:table-cell-properties fo:background-color="#d9d9d9" fo:padding-left="0.059in" fo:padding-right="0.059in" fo:padding-top="0.0396in" fo:padding-bottom="0.0396in" fo:border="0.5pt solid #000000">
        <style:background-image/>
      </style:table-cell-properties>
    </style:style>
    <style:style style:name="Table4.A2" style:family="table-cell">
      <style:table-cell-properties fo:padding-left="0.059in" fo:padding-right="0.059in" fo:padding-top="0.0396in" fo:padding-bottom="0.0396in" fo:border="0.5pt solid #000000"/>
    </style:style>
    <style:style style:name="Table4.B2" style:family="table-cell">
      <style:table-cell-properties style:vertical-align="middle" fo:padding-left="0.059in" fo:padding-right="0.059in" fo:padding-top="0.0396in" fo:padding-bottom="0.0396in" fo:border="0.5pt solid #000000"/>
    </style:style>
    <style:style style:name="Table4.A3" style:family="table-cell">
      <style:table-cell-properties fo:padding-left="0.059in" fo:padding-right="0.059in" fo:padding-top="0.0396in" fo:padding-bottom="0.0396in" fo:border="0.5pt solid #000000"/>
    </style:style>
    <style:style style:name="Table5" style:family="table">
      <style:table-properties style:width="3.8201in" fo:margin-left="0.016in" fo:margin-top="0in" fo:margin-bottom="0in" table:align="left" style:writing-mode="lr-tb"/>
    </style:style>
    <style:style style:name="Table5.A" style:family="table-column">
      <style:table-column-properties style:column-width="1.0639in"/>
    </style:style>
    <style:style style:name="Table5.B" style:family="table-column">
      <style:table-column-properties style:column-width="2.7556in"/>
    </style:style>
    <style:style style:name="Table5.1" style:family="table-row">
      <style:table-row-properties fo:keep-together="auto"/>
    </style:style>
    <style:style style:name="Table5.A1" style:family="table-cell">
      <style:table-cell-properties fo:background-color="#d9d9d9" fo:padding-left="0.059in" fo:padding-right="0.059in" fo:padding-top="0.0396in" fo:padding-bottom="0.0396in" fo:border="0.5pt solid #000000">
        <style:background-image/>
      </style:table-cell-properties>
    </style:style>
    <style:style style:name="Table5.A2" style:family="table-cell">
      <style:table-cell-properties fo:background-color="transparent" fo:padding-left="0.059in" fo:padding-right="0.059in" fo:padding-top="0.0396in" fo:padding-bottom="0.0396in" fo:border="0.5pt solid #000000">
        <style:background-image/>
      </style:table-cell-properties>
    </style:style>
    <style:style style:name="Table6" style:family="table">
      <style:table-properties style:width="2.5403in" fo:margin-left="0.016in" fo:margin-top="0in" fo:margin-bottom="0in" table:align="left" style:writing-mode="lr-tb"/>
    </style:style>
    <style:style style:name="Table6.A" style:family="table-column">
      <style:table-column-properties style:column-width="0.9639in"/>
    </style:style>
    <style:style style:name="Table6.B" style:family="table-column">
      <style:table-column-properties style:column-width="1.5757in"/>
    </style:style>
    <style:style style:name="Table6.1" style:family="table-row">
      <style:table-row-properties fo:keep-together="auto"/>
    </style:style>
    <style:style style:name="Table6.A1" style:family="table-cell">
      <style:table-cell-properties fo:background-color="#d9d9d9" fo:padding-left="0.059in" fo:padding-right="0.059in" fo:padding-top="0.0396in" fo:padding-bottom="0.0396in" fo:border="0.5pt solid #000000">
        <style:background-image/>
      </style:table-cell-properties>
    </style:style>
    <style:style style:name="Table6.A2" style:family="table-cell">
      <style:table-cell-properties fo:background-color="transparent" fo:padding-left="0.059in" fo:padding-right="0.059in" fo:padding-top="0.0396in" fo:padding-bottom="0.0396in" fo:border="0.5pt solid #000000">
        <style:background-image/>
      </style:table-cell-properties>
    </style:style>
    <style:style style:name="Table7" style:family="table">
      <style:table-properties style:width="6.2806in" fo:margin-left="0.016in" fo:margin-top="0in" fo:margin-bottom="0in" table:align="left" style:writing-mode="lr-tb"/>
    </style:style>
    <style:style style:name="Table7.A" style:family="table-column">
      <style:table-column-properties style:column-width="3.3278in"/>
    </style:style>
    <style:style style:name="Table7.B" style:family="table-column">
      <style:table-column-properties style:column-width="2.9521in"/>
    </style:style>
    <style:style style:name="Table7.1" style:family="table-row">
      <style:table-row-properties fo:keep-together="auto"/>
    </style:style>
    <style:style style:name="Table7.A1" style:family="table-cell">
      <style:table-cell-properties fo:background-color="#d9d9d9" fo:padding-left="0.059in" fo:padding-right="0.059in" fo:padding-top="0.0396in" fo:padding-bottom="0.0396in" fo:border="0.5pt solid #000000">
        <style:background-image/>
      </style:table-cell-properties>
    </style:style>
    <style:style style:name="Table7.A2" style:family="table-cell">
      <style:table-cell-properties fo:background-color="transparent" fo:padding-left="0.059in" fo:padding-right="0.059in" fo:padding-top="0.0396in" fo:padding-bottom="0.0396in" fo:border="0.5pt solid #000000">
        <style:background-image/>
      </style:table-cell-properties>
    </style:style>
    <style:style style:name="Table8" style:family="table">
      <style:table-properties style:width="3.7215in" fo:margin-left="0.016in" fo:margin-top="0in" fo:margin-bottom="0in" table:align="left" style:writing-mode="lr-tb"/>
    </style:style>
    <style:style style:name="Table8.A" style:family="table-column">
      <style:table-column-properties style:column-width="2.0486in"/>
    </style:style>
    <style:style style:name="Table8.B" style:family="table-column">
      <style:table-column-properties style:column-width="1.6722in"/>
    </style:style>
    <style:style style:name="Table8.1" style:family="table-row">
      <style:table-row-properties fo:keep-together="auto"/>
    </style:style>
    <style:style style:name="Table8.A1" style:family="table-cell">
      <style:table-cell-properties fo:background-color="#d9d9d9" fo:padding-left="0.059in" fo:padding-right="0.059in" fo:padding-top="0.0396in" fo:padding-bottom="0.0396in" fo:border="0.5pt solid #000000">
        <style:background-image/>
      </style:table-cell-properties>
    </style:style>
    <style:style style:name="Table8.A2" style:family="table-cell">
      <style:table-cell-properties fo:background-color="transparent" fo:padding-left="0.059in" fo:padding-right="0.059in" fo:padding-top="0.0396in" fo:padding-bottom="0.0396in" fo:border="0.5pt solid #000000">
        <style:background-image/>
      </style:table-cell-properties>
    </style:style>
    <style:style style:name="Table9" style:family="table">
      <style:table-properties style:width="5.9486in" fo:margin-left="0.016in" fo:margin-top="0in" fo:margin-bottom="0in" table:align="left" style:writing-mode="lr-tb"/>
    </style:style>
    <style:style style:name="Table9.A" style:family="table-column">
      <style:table-column-properties style:column-width="2.8903in"/>
    </style:style>
    <style:style style:name="Table9.B" style:family="table-column">
      <style:table-column-properties style:column-width="3.0576in"/>
    </style:style>
    <style:style style:name="Table9.1" style:family="table-row">
      <style:table-row-properties fo:keep-together="auto"/>
    </style:style>
    <style:style style:name="Table9.A1" style:family="table-cell">
      <style:table-cell-properties fo:background-color="#d9d9d9" fo:padding-left="0.059in" fo:padding-right="0.059in" fo:padding-top="0.0396in" fo:padding-bottom="0.0396in" fo:border="0.5pt solid #000000">
        <style:background-image/>
      </style:table-cell-properties>
    </style:style>
    <style:style style:name="Table9.A2" style:family="table-cell">
      <style:table-cell-properties fo:padding-left="0.059in" fo:padding-right="0.059in" fo:padding-top="0.0396in" fo:padding-bottom="0.0396in" fo:border="0.5pt solid #000000"/>
    </style:style>
    <style:style style:name="Table9.B2" style:family="table-cell">
      <style:table-cell-properties fo:padding-left="0.059in" fo:padding-right="0.059in" fo:padding-top="0.0396in" fo:padding-bottom="0.0396in" fo:border="0.5pt solid #000000"/>
    </style:style>
    <style:style style:name="Table9.A3" style:family="table-cell">
      <style:table-cell-properties fo:padding-left="0.059in" fo:padding-right="0.059in" fo:padding-top="0.0396in" fo:padding-bottom="0.0396in" fo:border="0.5pt solid #000000"/>
    </style:style>
    <style:style style:name="Table9.B3" style:family="table-cell">
      <style:table-cell-properties fo:padding-left="0.059in" fo:padding-right="0.059in" fo:padding-top="0.0396in" fo:padding-bottom="0.0396in" fo:border="0.5pt solid #000000"/>
    </style:style>
    <style:style style:name="Table10" style:family="table">
      <style:table-properties style:width="7.2861in" fo:margin-left="0.016in" fo:margin-top="0in" fo:margin-bottom="0in" table:align="left" style:writing-mode="lr-tb"/>
    </style:style>
    <style:style style:name="Table10.A" style:family="table-column">
      <style:table-column-properties style:column-width="1.0424in"/>
    </style:style>
    <style:style style:name="Table10.B" style:family="table-column">
      <style:table-column-properties style:column-width="0.65in"/>
    </style:style>
    <style:style style:name="Table10.C" style:family="table-column">
      <style:table-column-properties style:column-width="5.5938in"/>
    </style:style>
    <style:style style:name="Table10.1" style:family="table-row">
      <style:table-row-properties fo:keep-together="auto"/>
    </style:style>
    <style:style style:name="Table10.A1" style:family="table-cell">
      <style:table-cell-properties fo:background-color="#d9d9d9" fo:padding-left="0.059in" fo:padding-right="0.059in" fo:padding-top="0.0396in" fo:padding-bottom="0.0396in" fo:border="0.5pt solid #000000">
        <style:background-image/>
      </style:table-cell-properties>
    </style:style>
    <style:style style:name="Table10.A2" style:family="table-cell">
      <style:table-cell-properties fo:padding-left="0.059in" fo:padding-right="0.059in" fo:padding-top="0.0396in" fo:padding-bottom="0.0396in" fo:border="0.5pt solid #000000"/>
    </style:style>
    <style:style style:name="Table10.B2" style:family="table-cell">
      <style:table-cell-properties fo:padding-left="0.059in" fo:padding-right="0.059in" fo:padding-top="0.0396in" fo:padding-bottom="0.0396in" fo:border="0.5pt solid #000000"/>
    </style:style>
    <style:style style:name="Table10.C2" style:family="table-cell">
      <style:table-cell-properties fo:padding-left="0.059in" fo:padding-right="0.059in" fo:padding-top="0.0396in" fo:padding-bottom="0.0396in" fo:border="0.5pt solid #000000"/>
    </style:style>
    <style:style style:name="Table10.A3" style:family="table-cell">
      <style:table-cell-properties fo:padding-left="0.059in" fo:padding-right="0.059in" fo:padding-top="0.0396in" fo:padding-bottom="0.0396in" fo:border="0.5pt solid #000000"/>
    </style:style>
    <style:style style:name="Table10.B3" style:family="table-cell">
      <style:table-cell-properties fo:padding-left="0.059in" fo:padding-right="0.059in" fo:padding-top="0.0396in" fo:padding-bottom="0.0396in" fo:border="0.5pt solid #000000"/>
    </style:style>
    <style:style style:name="Table10.C3" style:family="table-cell">
      <style:table-cell-properties fo:padding-left="0.059in" fo:padding-right="0.059in" fo:padding-top="0.0396in" fo:padding-bottom="0.0396in" fo:border="0.5pt solid #000000"/>
    </style:style>
    <style:style style:name="Table11" style:family="table">
      <style:table-properties style:width="7.5188in" fo:margin-left="-0.2007in" fo:margin-top="0in" fo:margin-bottom="0in" table:align="left" style:writing-mode="lr-tb"/>
    </style:style>
    <style:style style:name="Table11.A" style:family="table-column">
      <style:table-column-properties style:column-width="1.8306in"/>
    </style:style>
    <style:style style:name="Table11.B" style:family="table-column">
      <style:table-column-properties style:column-width="1.5479in"/>
    </style:style>
    <style:style style:name="Table11.C" style:family="table-column">
      <style:table-column-properties style:column-width="4.1403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2" style:family="table-row">
      <style:table-row-properties style:min-row-height="1.1056in" fo:keep-together="auto"/>
    </style:style>
    <style:style style:name="Table11.A2" style:family="table-cell">
      <style:table-cell-properties fo:padding-left="0.075in" fo:padding-right="0.075in" fo:padding-top="0in" fo:padding-bottom="0in" fo:border="0.5pt solid #000000"/>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3" style:family="table-row">
      <style:table-row-properties style:min-row-height="0.1243in" fo:keep-together="auto"/>
    </style:style>
    <style:style style:name="Table11.4" style:family="table-row">
      <style:table-row-properties style:min-row-height="1.1243in" fo:keep-together="auto"/>
    </style:style>
    <style:style style:name="Table11.A4"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P1" style:family="paragraph" style:parent-style-name="Code" style:list-style-name="WWNum32"/>
    <style:style style:name="P2" style:family="paragraph" style:parent-style-name="Frame_20_contents">
      <style:paragraph-properties fo:margin-top="0.028in" fo:margin-bottom="0.0693in" loext:contextual-spacing="false" fo:line-height="100%"/>
    </style:style>
    <style:style style:name="P3" style:family="paragraph" style:parent-style-name="Frame_20_contents">
      <style:paragraph-properties fo:margin-left="0.3937in" fo:margin-right="0in" fo:line-height="100%" fo:text-indent="0.1972in" style:auto-text-indent="false"/>
    </style:style>
    <style:style style:name="P4" style:family="paragraph" style:parent-style-name="Frame_20_contents">
      <style:paragraph-properties fo:margin-top="0in" fo:margin-bottom="0in" loext:contextual-spacing="false" fo:line-height="100%"/>
    </style:style>
    <style:style style:name="P5" style:family="paragraph" style:parent-style-name="Frame_20_contents">
      <style:paragraph-properties fo:margin-top="0.0555in" fo:margin-bottom="0in" loext:contextual-spacing="false" fo:line-height="100%" fo:text-align="end" style:justify-single-word="false"/>
    </style:style>
    <style:style style:name="P6" style:family="paragraph" style:parent-style-name="Header">
      <style:paragraph-properties fo:margin-left="0in" fo:margin-right="0in" fo:text-indent="-0.7874in" style:auto-text-indent="false"/>
    </style:style>
    <style:style style:name="P7" style:family="paragraph" style:parent-style-name="Heading_20_1" style:master-page-name="Standard">
      <style:paragraph-properties fo:text-align="center" style:justify-single-word="false" style:page-number="auto"/>
    </style:style>
    <style:style style:name="P8" style:family="paragraph" style:parent-style-name="Heading_20_2" style:list-style-name="WWNum3"/>
    <style:style style:name="P9" style:family="paragraph" style:parent-style-name="Heading_20_2" style:list-style-name="WWNum3">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List_20_Paragraph" style:list-style-name="WWNum27"/>
    <style:style style:name="P12" style:family="paragraph" style:parent-style-name="List_20_Paragraph" style:list-style-name="WWNum4"/>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7"/>
    <style:style style:name="P16" style:family="paragraph" style:parent-style-name="List_20_Paragraph" style:list-style-name="WWNum31"/>
    <style:style style:name="P17" style:family="paragraph" style:parent-style-name="List_20_Paragraph" style:list-style-name="WWNum33"/>
    <style:style style:name="P18" style:family="paragraph" style:parent-style-name="List_20_Paragraph" style:list-style-name="WWNum20"/>
    <style:style style:name="P19" style:family="paragraph" style:parent-style-name="List_20_Paragraph" style:list-style-name="WWNum19"/>
    <style:style style:name="P20" style:family="paragraph" style:parent-style-name="List_20_Paragraph" style:list-style-name="WWNum36"/>
    <style:style style:name="P21" style:family="paragraph" style:parent-style-name="List_20_Paragraph" style:list-style-name="WWNum34"/>
    <style:style style:name="P22" style:family="paragraph" style:parent-style-name="List_20_Paragraph" style:list-style-name="WWNum35">
      <style:paragraph-properties fo:margin-left="0.5in" fo:margin-right="0in" fo:text-indent="-0.25in" style:auto-text-indent="false"/>
    </style:style>
    <style:style style:name="P23" style:family="paragraph" style:parent-style-name="List_20_Paragraph" style:list-style-name="WWNum34">
      <style:paragraph-properties fo:margin-top="0.0555in" fo:margin-bottom="0.111in" loext:contextual-spacing="tru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Standard">
      <style:text-properties style:font-name="Consolas" fo:font-weight="bold" style:font-weight-asian="bold"/>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fo:text-align="center" style:justify-single-word="false"/>
    </style:style>
    <style:style style:name="P30" style:family="paragraph" style:parent-style-name="Standard">
      <style:paragraph-properties fo:margin-top="0in" fo:margin-bottom="0in" loext:contextual-spacing="false" fo:text-align="center" style:justify-single-word="false"/>
    </style:style>
    <style:style style:name="P31" style:family="paragraph" style:parent-style-name="Standard">
      <style:paragraph-properties fo:margin-top="0in" fo:margin-bottom="0in" loext:contextual-spacing="false" fo:text-align="justify" style:justify-single-word="false"/>
    </style:style>
    <style:style style:name="P32" style:family="paragraph" style:parent-style-name="Standard">
      <loext:graphic-properties draw:fill="solid" draw:fill-color="#ffffff"/>
      <style:paragraph-properties fo:margin-top="0in" fo:margin-bottom="0in" loext:contextual-spacing="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 style:family="paragraph" style:parent-style-name="Standard">
      <style:paragraph-properties fo:margin-top="0.0417in" fo:margin-bottom="0in" loext:contextual-spacing="false"/>
    </style:style>
    <style:style style:name="P34" style:family="paragraph">
      <loext:graphic-properties draw:fill="none"/>
      <style:paragraph-properties fo:text-align="start"/>
      <style:text-properties fo:color="#000000" fo:font-size="18pt"/>
    </style:style>
    <style:style style:name="P35" style:family="paragraph">
      <loext:graphic-properties draw:fill="none"/>
      <style:paragraph-properties fo:text-align="start"/>
      <style:text-properties fo:font-size="18pt"/>
    </style:style>
    <style:style style:name="T1" style:family="text">
      <style:text-properties fo:language="bg" fo:country="BG"/>
    </style:style>
    <style:style style:name="T2" style:family="text">
      <style:text-properties fo:language="bg" fo:country="BG" fo:font-style="italic" style:font-style-asian="italic"/>
    </style:style>
    <style:style style:name="T3" style:family="text">
      <style:text-properties fo:language="bg" fo:country="BG" fo:font-style="italic" style:font-style-asian="italic" style:font-name-complex="Calibri1"/>
    </style:style>
    <style:style style:name="T4" style:family="text">
      <style:text-properties fo:language="bg" fo:country="BG" fo:font-style="italic" style:text-underline-style="solid" style:text-underline-width="auto" style:text-underline-color="font-color" fo:font-weight="bold" style:font-style-asian="italic" style:font-weight-asian="bold"/>
    </style:style>
    <style:style style:name="T5" style:family="text">
      <style:text-properties fo:language="bg" fo:country="BG" fo:font-weight="bold" style:font-weight-asian="bold"/>
    </style:style>
    <style:style style:name="T6" style:family="text">
      <style:text-properties fo:language="bg" fo:country="BG" fo:font-weight="bold" style:font-weight-asian="bold" style:font-name-complex="Calibri1"/>
    </style:style>
    <style:style style:name="T7" style:family="text">
      <style:text-properties fo:language="bg" fo:country="BG" style:font-name-complex="Calibri1"/>
    </style:style>
    <style:style style:name="T8" style:family="text">
      <style:text-properties fo:language="bg" fo:country="BG" style:font-name-complex="Calibri1" style:font-weight-complex="bold"/>
    </style:style>
    <style:style style:name="T9" style:family="text">
      <style:text-properties fo:color="#ff0000" fo:language="bg" fo:country="BG"/>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Calibri1"/>
    </style:style>
    <style:style style:name="T13" style:family="text">
      <style:text-properties fo:font-weight="bold" style:font-weight-asian="bold" style:font-name-complex="Calibri1" style:font-weight-complex="bold"/>
    </style:style>
    <style:style style:name="T14" style:family="text">
      <style:text-properties style:font-name="Consolas"/>
    </style:style>
    <style:style style:name="T15" style:family="text">
      <style:text-properties style:font-name="Consolas" fo:font-weight="bold" style:font-weight-asian="bold"/>
    </style:style>
    <style:style style:name="T16" style:family="text">
      <style:text-properties style:font-name="Consolas" fo:font-weight="bold" style:font-weight-asian="bold" style:font-name-complex="Calibri1" style:font-weight-complex="bold"/>
    </style:style>
    <style:style style:name="T17" style:family="text">
      <style:text-properties style:font-name="Consolas" fo:font-weight="bold" style:font-weight-asian="bold" style:font-name-complex="Calibri1"/>
    </style:style>
    <style:style style:name="T18" style:family="text">
      <style:text-properties style:font-name="Consolas" fo:language="bg" fo:country="BG"/>
    </style:style>
    <style:style style:name="T19" style:family="text">
      <style:text-properties style:font-name="Consolas" fo:language="bg" fo:country="BG" style:font-weight-complex="bold"/>
    </style:style>
    <style:style style:name="T20" style:family="text">
      <style:text-properties style:font-name="Consolas" fo:language="bg" fo:country="BG" fo:font-weight="bold" style:font-weight-asian="bold"/>
    </style:style>
    <style:style style:name="T21" style:family="text">
      <style:text-properties style:font-name="Consolas" fo:language="bg" fo:country="BG" fo:font-weight="bold" style:font-weight-asian="bold" style:font-name-complex="Calibri1"/>
    </style:style>
    <style:style style:name="T22" style:family="text">
      <style:text-properties style:font-name="Consolas" style:font-weight-complex="bold"/>
    </style:style>
    <style:style style:name="T23" style:family="text">
      <style:text-properties style:font-name="Consolas" style:font-name-complex="Consolas1"/>
    </style:style>
    <style:style style:name="T24" style:family="text">
      <style:text-properties style:font-name="Consolas" style:font-name-asian="Times New Roman1" style:language-asian="bg" style:country-asian="BG" style:font-name-complex="Courier New2" style:font-size-complex="10pt" style:font-style-complex="italic"/>
    </style:style>
    <style:style style:name="T25" style:family="text">
      <style:text-properties style:font-name="Consolas" fo:font-size="12pt" fo:font-weight="bold" style:font-size-asian="12pt" style:font-weight-asian="bold" style:font-size-complex="12pt"/>
    </style:style>
    <style:style style:name="T26" style:family="text">
      <style:text-properties style:font-name="Consolas" fo:font-size="12pt" fo:language="bg" fo:country="BG" style:font-size-asian="12pt" style:font-size-complex="12pt" style:font-weight-complex="bold"/>
    </style:style>
    <style:style style:name="T27" style:family="text">
      <style:text-properties style:font-name="Consolas" style:font-name-complex="Calibri1" style:font-weight-complex="bold"/>
    </style:style>
    <style:style style:name="T28" style:family="text">
      <style:text-properties style:font-name="Consolas" style:font-name-complex="Calibri1"/>
    </style:style>
    <style:style style:name="T29" style:family="text">
      <style:text-properties style:use-window-font-color="true" fo:font-size="11pt" fo:language="bg" fo:country="BG" fo:font-weight="normal" style:font-name-asian="Calibri1" style:font-size-asian="11pt" style:font-weight-asian="normal" style:font-name-complex="Arial" style:font-size-complex="11pt"/>
    </style:style>
    <style:style style:name="T30" style:family="text">
      <style:text-properties fo:font-style="italic" style:font-style-asian="italic"/>
    </style:style>
    <style:style style:name="T31" style:family="text">
      <style:text-properties fo:font-style="italic" style:font-style-asian="italic" style:font-name-complex="Calibri1"/>
    </style:style>
    <style:style style:name="T32" style:family="text">
      <style:text-properties fo:font-style="italic" style:text-underline-style="solid" style:text-underline-width="auto" style:text-underline-color="font-color" fo:font-weight="bold" style:font-style-asian="italic" style:font-weight-asian="bold"/>
    </style:style>
    <style:style style:name="T33" style:family="text">
      <style:text-properties style:font-name-complex="Calibri1"/>
    </style:style>
    <style:style style:name="T34" style:family="text">
      <style:text-properties style:font-name-complex="Calibri1" fo:background-color="#ffff00"/>
    </style:style>
    <style:style style:name="T35" style:family="text">
      <style:text-properties style:font-name-complex="Calibri1" style:font-weight-complex="bold"/>
    </style:style>
    <style:style style:name="T36" style:family="text">
      <style:text-properties style:font-weight-complex="bold"/>
    </style:style>
    <style:style style:name="T37" style:family="text">
      <style:text-properties style:text-position="super 58%" style:font-name="Consolas" fo:font-weight="bold" style:font-weight-asian="bold"/>
    </style:style>
    <style:style style:name="T38" style:family="text">
      <style:text-properties style:text-position="super 58%" fo:font-weight="bold" style:font-weight-asian="bold"/>
    </style:style>
    <style:style style:name="T39" style:family="text">
      <style:text-properties fo:font-size="10pt" style:font-size-asian="10pt" style:font-name-complex="Calibri1"/>
    </style:style>
    <style:style style:name="T40" style:family="text">
      <style:text-properties fo:font-size="10pt" fo:font-weight="bold" style:font-size-asian="10pt" style:font-weight-asian="bold" style:font-name-complex="Calibri1"/>
    </style:style>
    <style:style style:name="T41" style:family="text">
      <style:text-properties fo:font-size="10pt" fo:language="bg" fo:country="BG" style:font-size-asian="10pt" style:font-name-complex="Calibri1"/>
    </style:style>
    <style:style style:name="T42" style:family="text">
      <style:text-properties style:text-underline-style="solid" style:text-underline-width="auto" style:text-underline-color="font-color" fo:font-weight="bold" style:font-weight-asian="bold"/>
    </style:style>
    <style:style style:name="T43" style:family="text">
      <style:text-properties style:text-underline-style="solid" style:text-underline-width="auto" style:text-underline-color="font-color" fo:font-weight="bold" style:font-weight-asian="bold" style:font-name-complex="Calibri1"/>
    </style:style>
    <style:style style:name="T44" style:family="text">
      <style:text-properties style:text-underline-style="solid" style:text-underline-width="auto" style:text-underline-color="font-color" style:font-name-complex="Calibri1"/>
    </style:style>
    <style:style style:name="T45" style:family="text">
      <style:text-properties fo:color="#0e101a"/>
    </style:style>
    <style:style style:name="T46" style:family="text">
      <style:text-properties fo:font-size="12pt" fo:font-weight="bold" style:font-size-asian="12pt" style:font-weight-asian="bold" style:font-name-complex="Calibri1" style:font-weight-complex="bold"/>
    </style:style>
    <style:style style:name="T47" style:family="text">
      <style:text-properties fo:font-size="12pt" fo:font-weight="bold" style:font-size-asian="12pt" style:font-weight-asian="bold" style:font-size-complex="12pt"/>
    </style:style>
    <style:style style:name="T48" style:family="text">
      <style:text-properties fo:font-size="12pt" fo:language="bg" fo:country="BG" fo:font-weight="bold" style:font-size-asian="12pt" style:font-weight-asian="bold" style:font-name-complex="Calibri1" style:font-weight-complex="bold"/>
    </style:style>
    <style:style style:name="T49" style:family="text">
      <style:text-properties fo:font-size="8.5pt" style:font-size-asian="8.5pt" style:font-size-complex="8.5pt"/>
    </style:style>
    <style:style style:name="T50" style:family="text">
      <style:text-properties fo:color="#0882de" fo:font-size="8.5pt" style:font-size-asian="8.5pt" style:font-size-complex="8.5pt"/>
    </style:style>
    <style:style style:name="T51" style:family="text">
      <style:text-properties fo:font-size="9pt" fo:language="bg" fo:country="BG" style:font-size-asian="9pt" style:font-size-complex="9pt"/>
    </style:style>
    <style:style style:name="T52" style:family="text">
      <style:text-properties fo:font-size="9pt" style:font-size-asian="9pt" style:font-size-complex="9pt"/>
    </style:style>
    <style:style style:name="T53" style:family="text">
      <style:text-properties fo:color="#000000" fo:font-size="8.5pt" style:font-size-asian="8.5pt" style:font-size-complex="8.5pt"/>
    </style:style>
    <style:style style:name="T54" style:family="text">
      <style:text-properties fo:color="#000000" fo:font-size="9pt" style:font-size-asian="9pt" style:font-size-complex="9pt"/>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47in, -0.0098in, -0.0047in, -0.0098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middle" draw:auto-grow-height="false" fo:min-height="0.222in" fo:min-width="0.9862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draw:textarea-vertical-align="middle" draw:auto-grow-height="false" fo:min-height="0.1819in" fo:min-width="0.5398in" fo:padding-top="0in" fo:padding-bottom="0in" fo:padding-left="0.0193in" fo:padding-right="0in" fo:wrap-option="wrap" fo:margin-left="0in" fo:margin-right="0.0047in" fo:margin-top="0in" fo:margin-bottom="0.007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fill="none" draw:textarea-vertical-align="top" draw:auto-grow-height="false" fo:min-height="0.4965in" fo:min-width="5.6764in" fo:padding-top="0.0472in" fo:padding-bottom="0.0193in" fo:padding-left="0.0193in" fo:padding-right="0.0193in" fo:wrap-option="wrap" fo:margin-left="0in" fo:margin-right="0in" fo:margin-top="0in" fo:margin-bottom="0.000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38in" svg:stroke-color="#984807" draw:stroke-linejoin="round" svg:stroke-linecap="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Exercise: Lists Advanced</text:h>
      <text:p text:style-name="P29"><text:span text:style-name="T1">Problems for exercise and homework for the </text:span><text:a xlink:type="simple" xlink:href="https://softuni.bg/trainings/3840/programming-fundamentals-with-python-september-2022" text:style-name="Internet_20_link" text:visited-style-name="Visited_20_Internet_20_Link"><text:span text:style-name="T1">Python Fundamentals Course @SoftUni</text:span></text:a><text:span text:style-name="T1">.</text:span><text:span text:style-name="T9"> </text:span></text:p>
      <text:p text:style-name="P29"><text:span text:style-name="T1">Submit your solutions in the SoftUni judge system at </text:span><text:a xlink:type="simple" xlink:href="https://judge.softuni.org/Contests/1731" text:style-name="Internet_20_link" text:visited-style-name="Visited_20_Internet_20_Link"><text:span text:style-name="T1">https://judge.softuni.org/Contests/1731</text:span></text:a><text:span text:style-name="Internet_20_link">.</text:span></text:p>
      <text:list xml:id="list219570993" text:style-name="WWNum3">
        <text:list-item>
          <text:h text:style-name="P8" text:outline-level="1">Which Are In?</text:h>
        </text:list-item>
      </text:list>
      <text:p text:style-name="Standard">You will be given <text:span text:style-name="T10">two sequences</text:span> of strings, separated by "<text:span text:style-name="T15">, </text:span>". Print a <text:span text:style-name="T10">new list</text:span> containing only the <text:span text:style-name="T10">strings</text:span> from the <text:span text:style-name="T10">first input line,</text:span> which are <text:span text:style-name="T10">substrings</text:span> of <text:span text:style-name="T10">any string</text:span> in the <text:span text:style-name="T10">second input line</text:span>.</text:p>
      <text:h text:style-name="Heading_20_3" text:outline-level="3">Example</text:h>
      <table:table table:name="Table1" table:style-name="Table1">
        <table:table-column table:style-name="Table1.A"/>
        <table:table-column table:style-name="Table1.B"/>
        <table:table-row table:style-name="Table1.1">
          <table:table-cell table:style-name="Table1.A1" office:value-type="string">
            <text:p text:style-name="P29"><text:span text:style-name="T10">Input</text:span></text:p>
          </table:table-cell>
          <table:table-cell table:style-name="Table1.A1" office:value-type="string">
            <text:p text:style-name="P29"><text:span text:style-name="T10">Output</text:span></text:p>
          </table:table-cell>
        </table:table-row>
        <table:table-row table:style-name="Table1.1">
          <table:table-cell table:style-name="Table1.A2" office:value-type="string">
            <text:p text:style-name="P28"><text:span text:style-name="T14">arp, live, strong</text:span></text:p>
            <text:p text:style-name="P28"><text:span text:style-name="T14">lively, alive, harp, sharp, armstrong</text:span></text:p>
          </table:table-cell>
          <table:table-cell table:style-name="Table1.A2" office:value-type="string">
            <text:p text:style-name="P28"><text:span text:style-name="T22">['arp', 'live', 'strong']</text:span></text:p>
          </table:table-cell>
        </table:table-row>
        <table:table-row table:style-name="Table1.1">
          <table:table-cell table:style-name="Table1.A2" office:value-type="string">
            <text:p text:style-name="P28"><text:span text:style-name="T14">tarp, mice, bull</text:span></text:p>
            <text:p text:style-name="P28"><text:span text:style-name="T14">lively, alive, harp, sharp, armstrong</text:span></text:p>
          </table:table-cell>
          <table:table-cell table:style-name="Table1.A2" office:value-type="string">
            <text:p text:style-name="P28"><text:span text:style-name="T22">[]</text:span></text:p>
          </table:table-cell>
        </table:table-row>
      </table:table>
      <text:list xml:id="list223343172847295" text:continue-numbering="true" text:style-name="WWNum3">
        <text:list-item>
          <text:h text:style-name="P8" text:outline-level="1">Next Version</text:h>
        </text:list-item>
      </text:list>
      <text:p text:style-name="Standard"><text:span text:style-name="T30">You are fed up with changing the version of your software manually. Instead, you will create a little script that will make it for you.</text:span></text:p>
      <text:p text:style-name="Standard">You will be given a string representing the <text:span text:style-name="T10">version</text:span> of your software in the format: "<text:span text:style-name="T15">{n1}.{n2}.{n3}</text:span>". Your task is to <text:span text:style-name="T10">print </text:span>the <text:span text:style-name="T10">next version.</text:span> For example, if the current version is "<text:span text:style-name="T15">1.3.4</text:span>", the next version will be<text:span text:style-name="T6"> </text:span>"<text:span text:style-name="T15">1.3.5</text:span>". </text:p>
      <text:p text:style-name="Standard">The only <text:span text:style-name="T10">rule</text:span> is that the numbers cannot be <text:span text:style-name="T10">greater than 9</text:span>. If it happens, set the <text:span text:style-name="T10">current number to 0</text:span> and <text:span text:style-name="T10">increase the previous</text:span><text:span text:style-name="T5"> </text:span><text:span text:style-name="T10">number</text:span>. For more clarification, see the examples<text:span text:style-name="T1"> </text:span>below. </text:p>
      <text:p text:style-name="Standard"><text:span text:style-name="T32">Note: there will be no case in which the first number will become greater than 9.</text:span></text:p>
      <text:h text:style-name="Heading_20_3" text:outline-level="3">Example</text:h>
      <table:table table:name="Table2" table:style-name="Table2">
        <table:table-column table:style-name="Table2.A"/>
        <table:table-column table:style-name="Table2.B"/>
        <table:table-row table:style-name="Table2.1">
          <table:table-cell table:style-name="Table2.A1" office:value-type="string">
            <text:p text:style-name="P29"><text:span text:style-name="T10">Input</text:span></text:p>
          </table:table-cell>
          <table:table-cell table:style-name="Table2.A1" office:value-type="string">
            <text:p text:style-name="P29"><text:span text:style-name="T10">Output</text:span></text:p>
          </table:table-cell>
        </table:table-row>
        <table:table-row table:style-name="Table2.1">
          <table:table-cell table:style-name="Table2.A2" office:value-type="string">
            <text:p text:style-name="P28"><text:span text:style-name="T14">1.2.3</text:span></text:p>
          </table:table-cell>
          <table:table-cell table:style-name="Table2.A2" office:value-type="string">
            <text:p text:style-name="P28"><text:span text:style-name="T22">1.2.4</text:span></text:p>
          </table:table-cell>
        </table:table-row>
        <table:table-row table:style-name="Table2.1">
          <table:table-cell table:style-name="Table2.A2" office:value-type="string">
            <text:p text:style-name="P28"><text:span text:style-name="T14">1.3.9</text:span></text:p>
          </table:table-cell>
          <table:table-cell table:style-name="Table2.A2" office:value-type="string">
            <text:p text:style-name="P28"><text:span text:style-name="T22">1.4.0</text:span></text:p>
          </table:table-cell>
        </table:table-row>
        <table:table-row table:style-name="Table2.1">
          <table:table-cell table:style-name="Table2.A2" office:value-type="string">
            <text:p text:style-name="P28"><text:span text:style-name="T14">3.9.9</text:span></text:p>
          </table:table-cell>
          <table:table-cell table:style-name="Table2.A2" office:value-type="string">
            <text:p text:style-name="P28"><text:span text:style-name="T22">4.0.0</text:span></text:p>
          </table:table-cell>
        </table:table-row>
      </table:table>
      <text:list xml:id="list223343007597182" text:continue-numbering="true" text:style-name="WWNum3">
        <text:list-item>
          <text:h text:style-name="P9" text:outline-level="1">Word Filter</text:h>
        </text:list-item>
      </text:list>
      <text:p text:style-name="P24">Using <text:span text:style-name="T11">comprehension</text:span>, write a program that receives some <text:span text:style-name="T11">text</text:span>, separated by <text:span text:style-name="T11">space</text:span>, and take only those words whose length is <text:span text:style-name="T10">even</text:span>. Print each word on a new line.</text:p>
      <text:h text:style-name="P10" text:outline-level="3">Examples</text:h>
      <table:table table:name="Table3" table:style-name="Table3">
        <table:table-column table:style-name="Table3.A"/>
        <table:table-column table:style-name="Table3.B"/>
        <table:table-row table:style-name="Table3.1">
          <table:table-cell table:style-name="Table3.A1" office:value-type="string">
            <text:p text:style-name="P30"><text:span text:style-name="T10">Input</text:span></text:p>
          </table:table-cell>
          <table:table-cell table:style-name="Table3.A1" office:value-type="string">
            <text:p text:style-name="P30"><text:span text:style-name="T10">Output</text:span></text:p>
          </table:table-cell>
        </table:table-row>
        <table:table-row table:style-name="Table3.1">
          <table:table-cell table:style-name="Table3.A2" office:value-type="string">
            <text:p text:style-name="P31"><text:span text:style-name="T14">kiwi orange banana apple</text:span></text:p>
          </table:table-cell>
          <table:table-cell table:style-name="Table3.B2" office:value-type="string">
            <text:p text:style-name="P31"><text:span text:style-name="T14">kiwi</text:span></text:p>
            <text:p text:style-name="P31"><text:soft-page-break/><text:span text:style-name="T14">orange</text:span></text:p>
            <text:p text:style-name="P31"><text:span text:style-name="T14">banana</text:span></text:p>
          </table:table-cell>
        </table:table-row>
        <table:table-row table:style-name="Table3.1">
          <table:table-cell table:style-name="Table3.A3" office:value-type="string">
            <text:p text:style-name="P31"><text:span text:style-name="T14">pizza cake pasta chips</text:span></text:p>
          </table:table-cell>
          <table:table-cell table:style-name="Table3.B3" office:value-type="string">
            <text:p text:style-name="P31"><text:span text:style-name="T14">cake</text:span></text:p>
          </table:table-cell>
        </table:table-row>
      </table:table>
      <text:list xml:id="list223342265127674" text:continue-numbering="true" text:style-name="WWNum3">
        <text:list-item>
          <text:h text:style-name="P8" text:outline-level="1">Number Classification</text:h>
        </text:list-item>
      </text:list>
      <text:p text:style-name="Standard">Using a <text:span text:style-name="T10">list comprehension</text:span>, write a program that receives <text:span text:style-name="T10">numbers</text:span>, separated by comma and space "<text:span text:style-name="T15">, </text:span>"<text:span text:style-name="T33">,</text:span> and prints all the <text:span text:style-name="T10">positive</text:span>, <text:span text:style-name="T10">negative</text:span>, <text:span text:style-name="T10">even,</text:span> and <text:span text:style-name="T10">odd</text:span> numbers on separate lines as shown below.</text:p>
      <text:p text:style-name="Standard"><text:span text:style-name="T32">Note: Zero is counted for a positive number</text:span></text:p>
      <text:h text:style-name="Heading_20_3" text:outline-level="3">Examples</text:h>
      <table:table table:name="Table4" table:style-name="Table4">
        <table:table-column table:style-name="Table4.A"/>
        <table:table-column table:style-name="Table4.B"/>
        <table:table-row table:style-name="Table4.1">
          <table:table-cell table:style-name="Table4.A1" office:value-type="string">
            <text:p text:style-name="P30"><text:span text:style-name="T10">Input</text:span></text:p>
          </table:table-cell>
          <table:table-cell table:style-name="Table4.A1" office:value-type="string">
            <text:p text:style-name="P30"><text:span text:style-name="T10">Output</text:span></text:p>
          </table:table-cell>
        </table:table-row>
        <table:table-row table:style-name="Table4.1">
          <table:table-cell table:style-name="Table4.A2" office:value-type="string">
            <text:p text:style-name="P32"><text:span text:style-name="T24">1, -2, 0, 5, 3, 4, -100, -20, 12, 19, -33</text:span></text:p>
          </table:table-cell>
          <table:table-cell table:style-name="Table4.B2" office:value-type="string">
            <text:p text:style-name="P27"><text:span text:style-name="T22">Positive: 1, 0, 5, 3, 4, 12, 19</text:span></text:p>
            <text:p text:style-name="P27"><text:span text:style-name="T22">Negative: -2, -100, -20, -33</text:span></text:p>
            <text:p text:style-name="P27"><text:span text:style-name="T22">Even: -2, 0, 4, -100, -20, 12</text:span></text:p>
            <text:p text:style-name="P27"><text:span text:style-name="T22">Odd: 1, 5, 3, 19, -33</text:span></text:p>
          </table:table-cell>
        </table:table-row>
        <table:table-row table:style-name="Table4.1">
          <table:table-cell table:style-name="Table4.A3" office:value-type="string">
            <text:p text:style-name="P32"><text:span text:style-name="T24">1, 2, 53, 2, 21</text:span></text:p>
          </table:table-cell>
          <table:table-cell table:style-name="Table4.B2" office:value-type="string">
            <text:p text:style-name="P27"><text:span text:style-name="T22">Positive: 1, 2, 53, 2, 21</text:span></text:p>
            <text:p text:style-name="P27"><text:span text:style-name="T22">Negative:</text:span></text:p>
            <text:p text:style-name="P27"><text:span text:style-name="T22">Even: 2, 2</text:span></text:p>
            <text:p text:style-name="P27"><text:span text:style-name="T22">Odd: 1, 53, 21</text:span></text:p>
          </table:table-cell>
        </table:table-row>
      </table:table>
      <text:list xml:id="list223342052250584" text:continue-numbering="true" text:style-name="WWNum3">
        <text:list-item>
          <text:h text:style-name="P8" text:outline-level="1">Office Chairs</text:h>
        </text:list-item>
      </text:list>
      <text:p text:style-name="Standard"><text:span text:style-name="T30">You are a facility manager at a large business center. One of your responsibilities is to check if each conference room in the center has enough chairs for the visitors.</text:span></text:p>
      <text:p text:style-name="Standard">On the first line, you will be given an integer <text:span text:style-name="T10">n</text:span> representing <text:span text:style-name="T10">the number of rooms in the business center</text:span>. On the following <text:span text:style-name="T10">n lines</text:span> for each room, you will receive information about the <text:span text:style-name="T10">chairs</text:span> in the room and the <text:span text:style-name="T11">number of visitors</text:span>. Each <text:span text:style-name="T11">chair</text:span> will be presented with the char <text:span text:style-name="T33">"</text:span><text:span text:style-name="T15">X</text:span><text:span text:style-name="T33">"</text:span>. Next, there will be a <text:span text:style-name="T11">single space</text:span> and the number of visitors at the end. For example: <text:span text:style-name="T33">"</text:span><text:span text:style-name="T15">XXXXX 4</text:span><text:span text:style-name="T33">"</text:span> (<text:span text:style-name="T10">5 chairs</text:span> and <text:span text:style-name="T10">4 visitors</text:span>). </text:p>
      <text:p text:style-name="Standard"><text:span text:style-name="T36">Keep track of the free chairs:</text:span></text:p>
      <text:list xml:id="list2897230009" text:style-name="WWNum27">
        <text:list-item>
          <text:p text:style-name="P11">If there are <text:span text:style-name="T11">not enough chairs</text:span> in a specific room, print the following message: <text:span text:style-name="T33">"</text:span><text:span text:style-name="T15">{needed_chairs_in_room} more chairs needed in room {number_of_room}</text:span><text:span text:style-name="T33">"</text:span>. The rooms start from 1.</text:p>
        </text:list-item>
        <text:list-item>
          <text:p text:style-name="P11">Otherwise, print: <text:span text:style-name="T33">"</text:span><text:span text:style-name="T15">Game On, {total_free_chairs} free chairs left</text:span><text:span text:style-name="T33">".</text:span></text:p>
        </text:list-item>
      </text:list>
      <text:h text:style-name="Heading_20_3" text:outline-level="3">Example</text:h>
      <table:table table:name="Table5" table:style-name="Table5">
        <table:table-column table:style-name="Table5.A"/>
        <table:table-column table:style-name="Table5.B"/>
        <table:table-row table:style-name="Table5.1">
          <table:table-cell table:style-name="Table5.A1" office:value-type="string">
            <text:p text:style-name="P29"><text:span text:style-name="T10">Input</text:span></text:p>
          </table:table-cell>
          <table:table-cell table:style-name="Table5.A1" office:value-type="string">
            <text:p text:style-name="P29"><text:span text:style-name="T10">Output</text:span></text:p>
          </table:table-cell>
        </table:table-row>
        <table:table-row table:style-name="Table5.1">
          <table:table-cell table:style-name="Table5.A2" office:value-type="string">
            <text:p text:style-name="P28"><text:span text:style-name="T14">4</text:span></text:p>
            <text:p text:style-name="P28"><text:span text:style-name="T14">XXXX 4</text:span></text:p>
            <text:p text:style-name="P28"><text:span text:style-name="T14">XX 1</text:span></text:p>
            <text:p text:style-name="P28"><text:span text:style-name="T14">XXXXXX 3</text:span></text:p>
            <text:p text:style-name="P28"><text:span text:style-name="T14">XXX 3</text:span></text:p>
          </table:table-cell>
          <table:table-cell table:style-name="Table5.A2" office:value-type="string">
            <text:p text:style-name="P28"><text:span text:style-name="T22">Game On, 4 free chairs left</text:span></text:p>
          </table:table-cell>
        </table:table-row>
        <text:soft-page-break/>
        <table:table-row table:style-name="Table5.1">
          <table:table-cell table:style-name="Table5.A2" office:value-type="string">
            <text:p text:style-name="P28"><text:span text:style-name="T14">3</text:span></text:p>
            <text:p text:style-name="P28"><text:span text:style-name="T14">XXXXXXX 5</text:span></text:p>
            <text:p text:style-name="P28"><text:span text:style-name="T14">XXXX 5</text:span></text:p>
            <text:p text:style-name="P28"><text:span text:style-name="T14">XXXXXX 8</text:span></text:p>
          </table:table-cell>
          <table:table-cell table:style-name="Table5.A2" office:value-type="string">
            <text:p text:style-name="P28"><text:span text:style-name="T22">1 more chairs needed in room 2</text:span></text:p>
            <text:p text:style-name="P28"><text:span text:style-name="T22">2 more chairs needed in room 3</text:span></text:p>
          </table:table-cell>
        </table:table-row>
      </table:table>
      <text:list xml:id="list223342264540723" text:continue-list="list223342052250584" text:style-name="WWNum3">
        <text:list-item>
          <text:h text:style-name="P8" text:outline-level="1">Electron Distribution</text:h>
        </text:list-item>
      </text:list>
      <text:p text:style-name="Standard"><text:span text:style-name="T30">You are a mad scientist, and you have decided to play with electron distribution among atom shells. The basic idea of electron distribution is that electrons should fill a shell until it holds the maximum number of electrons.</text:span></text:p>
      <text:p text:style-name="Standard">You will receive a single integer - the <text:span text:style-name="T11">number of electrons</text:span>. Your task is to <text:span text:style-name="T11">fill shells</text:span> <text:span text:style-name="T11">until there are no more electrons</text:span> <text:span text:style-name="T11">left</text:span>. The <text:span text:style-name="T10">rules</text:span> for electron distribution are as follows:</text:p>
      <text:list xml:id="list305989105" text:style-name="WWNum4">
        <text:list-item>
          <text:p text:style-name="P12">The maximum number of electrons in a shell can be <text:span text:style-name="T15">2n</text:span><text:span text:style-name="T37">2</text:span>, where <text:span text:style-name="T10">n</text:span> is the <text:span text:style-name="T10">position</text:span> of a <text:span text:style-name="T10">shell </text:span><text:span text:style-name="T36">(</text:span><text:span text:style-name="T10">starting from 1</text:span>). For example, the maximum number of electrons in the <text:span text:style-name="T10">3</text:span><text:span text:style-name="T38">rd</text:span> shield can be <text:span text:style-name="T15">2*3</text:span><text:span text:style-name="T37">2</text:span><text:span text:style-name="T15"> = 18</text:span>.</text:p>
        </text:list-item>
        <text:list-item>
          <text:p text:style-name="P12">You should start <text:span text:style-name="T11">filling</text:span> the shells from the <text:span text:style-name="T11">first one</text:span> at the first position.</text:p>
        </text:list-item>
        <text:list-item>
          <text:p text:style-name="P12">If the electrons are enough to <text:span text:style-name="T10">fill</text:span> the <text:span text:style-name="T10">first</text:span> shell, the left <text:span text:style-name="T10">unoccupied electrons</text:span> should fill the <text:span text:style-name="T10">following</text:span> shell and so on.</text:p>
        </text:list-item>
      </text:list>
      <text:p text:style-name="Standard">In the end, <text:span text:style-name="T11">print a list with the filled shells</text:span>.</text:p>
      <text:h text:style-name="Heading_20_3" text:outline-level="3">Example</text:h>
      <table:table table:name="Table6" table:style-name="Table6">
        <table:table-column table:style-name="Table6.A"/>
        <table:table-column table:style-name="Table6.B"/>
        <table:table-row table:style-name="Table6.1">
          <table:table-cell table:style-name="Table6.A1" office:value-type="string">
            <text:p text:style-name="P29"><text:span text:style-name="T10">Input</text:span></text:p>
          </table:table-cell>
          <table:table-cell table:style-name="Table6.A1" office:value-type="string">
            <text:p text:style-name="P29"><text:span text:style-name="T10">Output</text:span></text:p>
          </table:table-cell>
        </table:table-row>
        <table:table-row table:style-name="Table6.1">
          <table:table-cell table:style-name="Table6.A2" office:value-type="string">
            <text:p text:style-name="P28"><text:span text:style-name="T14">10</text:span></text:p>
          </table:table-cell>
          <table:table-cell table:style-name="Table6.A2" office:value-type="string">
            <text:p text:style-name="P28"><text:span text:style-name="T22">[2, 8]</text:span></text:p>
          </table:table-cell>
        </table:table-row>
        <table:table-row table:style-name="Table6.1">
          <table:table-cell table:style-name="Table6.A2" office:value-type="string">
            <text:p text:style-name="P28"><text:span text:style-name="T14">44</text:span></text:p>
          </table:table-cell>
          <table:table-cell table:style-name="Table6.A2" office:value-type="string">
            <text:p text:style-name="P28"><text:span text:style-name="T22">[2, 8, 18, 16]</text:span></text:p>
          </table:table-cell>
        </table:table-row>
      </table:table>
      <text:list xml:id="list223341802125391" text:continue-list="list223342264540723" text:style-name="WWNum3">
        <text:list-item>
          <text:h text:style-name="P8" text:outline-level="1">Group of 10's</text:h>
        </text:list-item>
      </text:list>
      <text:p text:style-name="P28">Write a program that receives a <text:span text:style-name="T10">sequence of numbers</text:span> (a string containing <text:span text:style-name="T10">integers</text:span> separated by <text:span text:style-name="T33">"</text:span><text:span text:style-name="T15">, </text:span><text:span text:style-name="T33">"</text:span>) and <text:span text:style-name="T10">prints </text:span>the <text:span text:style-name="T11">numbers sorted into lists</text:span> of <text:span text:style-name="T10">10's</text:span> in the format <text:span text:style-name="T33">"</text:span><text:span text:style-name="T25">Group of {group}'s: {list_of_numbers}</text:span><text:span text:style-name="T33">"</text:span>.</text:p>
      <text:p text:style-name="Standard"><text:span text:style-name="T10">Examples</text:span>:</text:p>
      <text:list xml:id="list426634737" text:style-name="WWNum5">
        <text:list-item>
          <text:p text:style-name="P13">The numbers <text:span text:style-name="T12">2, 8, 4, and 10</text:span> fall into the group of <text:span text:style-name="T10">10's</text:span><text:span text:style-name="T36">.</text:span></text:p>
        </text:list-item>
        <text:list-item>
          <text:p text:style-name="P13">The <text:span text:style-name="T33">numbers </text:span><text:span text:style-name="T12">13, 19, 14, and 15</text:span> fall into the group of <text:span text:style-name="T10">20's</text:span><text:span text:style-name="T36">.</text:span></text:p>
        </text:list-item>
      </text:list>
      <text:p text:style-name="Standard">For more clarification, see the examples below.</text:p>
      <text:h text:style-name="Heading_20_3" text:outline-level="3">Example</text:h>
      <table:table table:name="Table7" table:style-name="Table7">
        <table:table-column table:style-name="Table7.A"/>
        <table:table-column table:style-name="Table7.B"/>
        <table:table-row table:style-name="Table7.1">
          <table:table-cell table:style-name="Table7.A1" office:value-type="string">
            <text:p text:style-name="P29"><text:span text:style-name="T10">Input</text:span></text:p>
          </table:table-cell>
          <table:table-cell table:style-name="Table7.A1" office:value-type="string">
            <text:p text:style-name="P29"><text:span text:style-name="T10">Output</text:span></text:p>
          </table:table-cell>
        </table:table-row>
        <table:table-row table:style-name="Table7.1">
          <table:table-cell table:style-name="Table7.A2" office:value-type="string">
            <text:p text:style-name="P28"><text:span text:style-name="T14">8, 12, 38, 3, 17, 19, 25, 35, 50</text:span></text:p>
          </table:table-cell>
          <table:table-cell table:style-name="Table7.A2" office:value-type="string">
            <text:p text:style-name="P28"><text:span text:style-name="T22">Group of 10's: [8, 3]</text:span></text:p>
            <text:p text:style-name="P28"><text:span text:style-name="T22">Group of 20's: [12, 17, 19]</text:span></text:p>
            <text:p text:style-name="P28"><text:span text:style-name="T22">Group of 30's: [25]</text:span></text:p>
            <text:p text:style-name="P28"><text:span text:style-name="T22">Group of 40's: [38, 35]</text:span></text:p>
            <text:p text:style-name="P28"><text:span text:style-name="T22">Group of 50's: [50]</text:span></text:p>
          </table:table-cell>
        </table:table-row>
        <table:table-row table:style-name="Table7.1">
          <table:table-cell table:style-name="Table7.A2" office:value-type="string">
            <text:p text:style-name="P28"><text:span text:style-name="T14">1, 3, 3, 4, 34, 35, 25, 21, 33</text:span></text:p>
          </table:table-cell>
          <table:table-cell table:style-name="Table7.A2" office:value-type="string">
            <text:p text:style-name="P28"><text:span text:style-name="T22">Group of 10's: [1, 3, 3, 4]</text:span></text:p>
            <text:p text:style-name="P28"><text:span text:style-name="T22">Group of 20's: []</text:span></text:p>
            <text:p text:style-name="P28"><text:span text:style-name="T22">Group of 30's: [25, 21]</text:span></text:p>
            <text:p text:style-name="P28"><text:span text:style-name="T22">Group of 40's: [34, 35, 33]</text:span></text:p>
          </table:table-cell>
        </table:table-row>
      </table:table>
      <text:h text:style-name="Heading_20_3" text:outline-level="3"><text:soft-page-break/>Hints</text:h>
      <text:list xml:id="list3460033188" text:style-name="WWNum6">
        <text:list-item>
          <text:p text:style-name="P14"><text:span text:style-name="T10">Keep track of the group</text:span> using a variable to store its <text:span text:style-name="T10">max value.</text:span></text:p>
        </text:list-item>
        <text:list-item>
          <text:p text:style-name="P14">Create a <text:span text:style-name="T10">loop</text:span> and <text:span text:style-name="T10">filter the elements</text:span> that are less than or equal to the group boundary and <text:span text:style-name="T10">remove</text:span> them from the <text:span text:style-name="T10">original list.</text:span></text:p>
        </text:list-item>
        <text:list-item>
          <text:p text:style-name="P14"><text:span text:style-name="T10">Increase</text:span> the <text:span text:style-name="T10">boundary by 10.</text:span></text:p>
        </text:list-item>
        <text:list-item>
          <text:p text:style-name="P14"><text:span text:style-name="T10">Loop until</text:span> the given <text:span text:style-name="T10">list is empty.</text:span></text:p>
        </text:list-item>
      </text:list>
      <text:list xml:id="list223342924230162" text:continue-list="list223341802125391" text:style-name="WWNum3">
        <text:list-item>
          <text:h text:style-name="P8" text:outline-level="1">Decipher This!</text:h>
        </text:list-item>
      </text:list>
      <text:p text:style-name="Standard">You are given a <text:span text:style-name="T10">secret message</text:span> you should <text:span text:style-name="T10">decipher</text:span>. To do that<text:span text:style-name="T10">, </text:span><text:span text:style-name="T36">you need to know that </text:span><text:span text:style-name="T10">in each word</text:span>:</text:p>
      <text:list xml:id="list2578050456" text:style-name="WWNum7">
        <text:list-item>
          <text:p text:style-name="P15">the <text:span text:style-name="T10">second</text:span> and the <text:span text:style-name="T10">last letter</text:span> are <text:span text:style-name="T10">switched</text:span> (e.g., Holle means Hello)</text:p>
        </text:list-item>
        <text:list-item>
          <text:p text:style-name="P15">the <text:span text:style-name="T10">first letter</text:span> is <text:span text:style-name="T10">replaced</text:span> by its <text:span text:style-name="T10">character code</text:span> (e.g., 72 means H)</text:p>
        </text:list-item>
      </text:list>
      <text:h text:style-name="Heading_20_3" text:outline-level="3">Example</text:h>
      <table:table table:name="Table8" table:style-name="Table8">
        <table:table-column table:style-name="Table8.A"/>
        <table:table-column table:style-name="Table8.B"/>
        <table:table-row table:style-name="Table8.1">
          <table:table-cell table:style-name="Table8.A1" office:value-type="string">
            <text:p text:style-name="P29"><text:span text:style-name="T10">Input</text:span></text:p>
          </table:table-cell>
          <table:table-cell table:style-name="Table8.A1" office:value-type="string">
            <text:p text:style-name="P29"><text:span text:style-name="T10">Output</text:span></text:p>
          </table:table-cell>
        </table:table-row>
        <table:table-row table:style-name="Table8.1">
          <table:table-cell table:style-name="Table8.A2" office:value-type="string">
            <text:p text:style-name="P28"><text:span text:style-name="T14">72olle 103doo 100ya</text:span></text:p>
          </table:table-cell>
          <table:table-cell table:style-name="Table8.A2" office:value-type="string">
            <text:p text:style-name="P28"><text:span text:style-name="T22">Hello good day</text:span></text:p>
          </table:table-cell>
        </table:table-row>
        <table:table-row table:style-name="Table8.1">
          <table:table-cell table:style-name="Table8.A2" office:value-type="string">
            <text:p text:style-name="P28"><text:span text:style-name="T14">82yade 115te 103o</text:span></text:p>
          </table:table-cell>
          <table:table-cell table:style-name="Table8.A2" office:value-type="string">
            <text:p text:style-name="P28"><text:span text:style-name="T22">Ready set go</text:span></text:p>
          </table:table-cell>
        </table:table-row>
      </table:table>
      <text:list xml:id="list223343081016791" text:continue-list="list223342924230162" text:style-name="WWNum3">
        <text:list-item>
          <text:h text:style-name="P8" text:outline-level="1">*Anonymous Threat</text:h>
        </text:list-item>
      </text:list>
      <text:p text:style-name="Standard"><text:span text:style-name="T31">Anonymous has created a hyper cyber virus, which steals data from the CIA. The virus is known for its innovative and unbelievably clever merging and dividing data into partitions. As the lead security developer in the CIA, you have been tasked to analyze the software of the virus and observe its actions on the data. </text:span></text:p>
      <text:p text:style-name="Standard"><text:span text:style-name="T33">You will receive a </text:span><text:span text:style-name="T12">single input line</text:span><text:span text:style-name="T33"> containing </text:span><text:span text:style-name="T12">strings,</text:span><text:span text:style-name="T33"> separated by </text:span><text:span text:style-name="T12">spaces</text:span><text:span text:style-name="T33">. The strings may contain </text:span><text:span text:style-name="T12">any ASCII</text:span><text:span text:style-name="T33"> character except </text:span><text:span text:style-name="T12">whitespace</text:span><text:span text:style-name="T33">. Then you will begin receiving commands in one of the following formats:</text:span></text:p>
      <text:list xml:id="list1731947583" text:style-name="WWNum32">
        <text:list-item>
          <text:p text:style-name="P1"><text:span text:style-name="T33">merge {startIndex} {endIndex}</text:span></text:p>
        </text:list-item>
        <text:list-item>
          <text:p text:style-name="P1"><text:span text:style-name="T33">divide {index} {partitions}</text:span></text:p>
        </text:list-item>
      </text:list>
      <text:p text:style-name="Standard"><text:span text:style-name="T33">Every time you receive the </text:span><text:span text:style-name="Code_20_Char"><text:span text:style-name="T33">merge</text:span></text:span><text:span text:style-name="Code_20_Char"><text:span text:style-name="T39"> command</text:span></text:span><text:span text:style-name="T33">, you must merge all elements from the </text:span><text:span text:style-name="Code_20_Char"><text:span text:style-name="T33">startIndex</text:span></text:span><text:span text:style-name="T33"> to the </text:span><text:span text:style-name="Code_20_Char"><text:span text:style-name="T33">endIndex</text:span></text:span><text:span text:style-name="T33">. In other words, you should concatenate them. </text:span><text:span text:style-name="T7"><text:line-break/></text:span><text:span text:style-name="T12">Example</text:span><text:span text:style-name="T33">:</text:span><text:span text:style-name="T39"> </text:span><text:span text:style-name="Code_20_Char"><text:span text:style-name="T33">{abc, def, ghi} -&gt; merge 0 1 -&gt; {abcdef, ghi}</text:span></text:span></text:p>
      <text:p text:style-name="Standard"><text:span text:style-name="T33">If </text:span><text:span text:style-name="T12">any </text:span><text:span text:style-name="T33">of the </text:span><text:span text:style-name="T12">given indexes</text:span><text:span text:style-name="T33"> is </text:span><text:span text:style-name="T12">out of the array</text:span><text:span text:style-name="T33">, you must take </text:span><text:span text:style-name="T43">only</text:span><text:span text:style-name="T12"> </text:span><text:span text:style-name="T33">the </text:span><text:span text:style-name="T12">range</text:span><text:span text:style-name="T33"> that is </text:span><text:span text:style-name="T43">inside</text:span><text:span text:style-name="T33"> the </text:span><text:span text:style-name="T12">array</text:span><text:span text:style-name="T33"> and </text:span><text:span text:style-name="T12">merge</text:span><text:span text:style-name="T33"> it.</text:span></text:p>
      <text:p text:style-name="Standard"><text:span text:style-name="T33">Every time you receive the </text:span><text:span text:style-name="Code_20_Char"><text:span text:style-name="T33">divide</text:span></text:span><text:span text:style-name="Code_20_Char"><text:span text:style-name="T39"> command</text:span></text:span><text:span text:style-name="T33">, you must </text:span><text:span text:style-name="T43">divide</text:span><text:span text:style-name="T33"> the </text:span><text:span text:style-name="T12">element</text:span><text:span text:style-name="T33"> at the </text:span><text:span text:style-name="T12">given index</text:span><text:span text:style-name="T33"> into</text:span><text:span text:style-name="T12"> several small substrings </text:span><text:span text:style-name="T33">with </text:span><text:span text:style-name="T12">equal length</text:span><text:span text:style-name="T33">. The </text:span><text:span text:style-name="T12">count</text:span><text:span text:style-name="T33"> of the </text:span><text:span text:style-name="T12">substrings</text:span><text:span text:style-name="T33"> should be </text:span><text:span text:style-name="T12">equal</text:span><text:span text:style-name="T33"> to the </text:span><text:span text:style-name="T12">given partitions</text:span><text:span text:style-name="T33">. </text:span></text:p>
      <text:p text:style-name="Standard"><text:span text:style-name="T40">Example</text:span><text:span text:style-name="T39">: </text:span><text:span text:style-name="Code_20_Char"><text:span text:style-name="T33">{</text:span></text:span><text:span text:style-name="Code_20_Char"><text:span text:style-name="T34">abcdef</text:span></text:span><text:span text:style-name="Code_20_Char"><text:span text:style-name="T33">, ghi, jkl} -&gt; divide </text:span></text:span><text:span text:style-name="Code_20_Char"><text:span text:style-name="T34">0</text:span></text:span><text:span text:style-name="Code_20_Char"><text:span text:style-name="T33"> </text:span></text:span><text:span text:style-name="Code_20_Char"><text:span text:style-name="T44">3</text:span></text:span><text:span text:style-name="Code_20_Char"><text:span text:style-name="T33"> -&gt; {</text:span></text:span><text:span text:style-name="Code_20_Char"><text:span text:style-name="T34">ab</text:span></text:span><text:span text:style-name="Code_20_Char"><text:span text:style-name="T33">, </text:span></text:span><text:span text:style-name="Code_20_Char"><text:span text:style-name="T34">cd</text:span></text:span><text:span text:style-name="Code_20_Char"><text:span text:style-name="T33">, </text:span></text:span><text:span text:style-name="Code_20_Char"><text:span text:style-name="T34">ef</text:span></text:span><text:span text:style-name="Code_20_Char"><text:span text:style-name="T33">, ghi, jkl}</text:span></text:span></text:p>
      <text:p text:style-name="Standard"><text:span text:style-name="T33">If the string </text:span><text:span text:style-name="T12">cannot</text:span><text:span text:style-name="T33"> be </text:span><text:span text:style-name="T12">exactly</text:span><text:span text:style-name="T33"> </text:span><text:span text:style-name="T12">divided</text:span><text:span text:style-name="T33"> into the </text:span><text:span text:style-name="T12">given partitions</text:span><text:span text:style-name="T33">, </text:span><text:span text:style-name="T12">make all partitions</text:span><text:span text:style-name="T33"> </text:span><text:span text:style-name="T12">except</text:span><text:span text:style-name="T33"> the </text:span><text:span text:style-name="T12">last</text:span><text:span text:style-name="T33"> with </text:span><text:span text:style-name="T12">equal lengths</text:span><text:span text:style-name="T33"> and make the </text:span><text:span text:style-name="T12">last one</text:span><text:span text:style-name="T33"> - </text:span><text:span text:style-name="T12">the</text:span><text:span text:style-name="T33"> </text:span><text:span text:style-name="T12">longest</text:span><text:span text:style-name="T33">. </text:span></text:p>
      <text:p text:style-name="Standard"><text:span text:style-name="T12">Example</text:span><text:span text:style-name="T33">: </text:span><text:span text:style-name="Code_20_Char"><text:span text:style-name="T33">{abcd, efgh, ijkl} -&gt; divide 0 3 -&gt; {a, b, cd, efgh, ijkl}</text:span></text:span></text:p>
      <text:p text:style-name="Standard"><text:span text:style-name="T33">The </text:span><text:span text:style-name="T12">input ends</text:span><text:span text:style-name="T33"> when you receive the command "</text:span><text:span text:style-name="Code_20_Char"><text:span text:style-name="T33">3:1</text:span></text:span><text:span text:style-name="T33">". At that point, you must print the </text:span><text:span text:style-name="T12">resulting elements</text:span><text:span text:style-name="T33">, </text:span><text:span text:style-name="T12">joined</text:span><text:span text:style-name="T33"> by a </text:span><text:span text:style-name="T12">space</text:span><text:span text:style-name="T33">.</text:span></text:p>
      <text:h text:style-name="Heading_20_3" text:outline-level="3"><text:soft-page-break/><text:span text:style-name="T33">Input</text:span></text:h>
      <text:list xml:id="list3684352404" text:style-name="WWNum31">
        <text:list-item>
          <text:p text:style-name="P16"><text:span text:style-name="T33">The </text:span><text:span text:style-name="T12">first input line</text:span><text:span text:style-name="T33"> will contain the </text:span><text:span text:style-name="T12">array</text:span><text:span text:style-name="T33"> of </text:span><text:span text:style-name="T12">data</text:span><text:span text:style-name="T33">.</text:span></text:p>
        </text:list-item>
        <text:list-item>
          <text:p text:style-name="P16"><text:span text:style-name="T33">On the </text:span><text:span text:style-name="T12">next several input</text:span><text:span text:style-name="T33"> lines, you will </text:span><text:span text:style-name="T12">receive commands</text:span><text:span text:style-name="T33"> in the </text:span><text:span text:style-name="T12">format specified above</text:span><text:span text:style-name="T33">.</text:span></text:p>
        </text:list-item>
        <text:list-item>
          <text:p text:style-name="P16"><text:span text:style-name="T33">The </text:span><text:span text:style-name="T12">input ends</text:span><text:span text:style-name="T33"> when you receive the command "</text:span><text:span text:style-name="Code_20_Char"><text:span text:style-name="T33">3:1"</text:span></text:span><text:span text:style-name="T33">.</text:span></text:p>
        </text:list-item>
      </text:list>
      <text:h text:style-name="Heading_20_3" text:outline-level="3"><text:span text:style-name="T33">Output</text:span></text:h>
      <text:list xml:id="list223343112604079" text:continue-numbering="true" text:style-name="WWNum31">
        <text:list-item>
          <text:p text:style-name="P16"><text:span text:style-name="T33">As output, you must print a single line containing the elements of the array, </text:span><text:span text:style-name="T12">joined</text:span><text:span text:style-name="T33"> by a </text:span><text:span text:style-name="T12">space</text:span><text:span text:style-name="T33">.</text:span></text:p>
        </text:list-item>
      </text:list>
      <text:h text:style-name="Heading_20_3" text:outline-level="3"><text:span text:style-name="T33">Constrains</text:span></text:h>
      <text:list xml:id="list223341662810770" text:continue-numbering="true" text:style-name="WWNum31">
        <text:list-item>
          <text:p text:style-name="P16"><text:span text:style-name="T33">The </text:span><text:span text:style-name="T12">strings</text:span><text:span text:style-name="T33"> in the </text:span><text:span text:style-name="T12">array</text:span><text:span text:style-name="T33"> may contain any </text:span><text:span text:style-name="T12">ASCII character</text:span><text:span text:style-name="T33"> except </text:span><text:span text:style-name="T12">whitespace</text:span><text:span text:style-name="T33">.</text:span></text:p>
        </text:list-item>
        <text:list-item>
          <text:p text:style-name="P16"><text:span text:style-name="T33">The </text:span><text:span text:style-name="Code_20_Char"><text:span text:style-name="T33">startIndex</text:span></text:span><text:span text:style-name="T39"> </text:span><text:span text:style-name="T33">and the </text:span><text:span text:style-name="Code_20_Char"><text:span text:style-name="T33">endIndex</text:span></text:span><text:span text:style-name="T39"> </text:span><text:span text:style-name="T33">will be in the </text:span><text:span text:style-name="T12">range [-1000…1000]</text:span><text:span text:style-name="T33">.</text:span></text:p>
        </text:list-item>
        <text:list-item>
          <text:p text:style-name="P16"><text:span text:style-name="T33">The </text:span><text:span text:style-name="Code_20_Char"><text:span text:style-name="T33">endIndex</text:span></text:span><text:span text:style-name="T39"> </text:span><text:span text:style-name="T33">will </text:span><text:span text:style-name="T40">always</text:span><text:span text:style-name="T39"> </text:span><text:span text:style-name="T33">be </text:span><text:span text:style-name="T40">greater</text:span><text:span text:style-name="T39"> </text:span><text:span text:style-name="T33">than the </text:span><text:span text:style-name="Code_20_Char"><text:span text:style-name="T33">startIndex</text:span></text:span><text:span text:style-name="T33">.</text:span></text:p>
        </text:list-item>
        <text:list-item>
          <text:p text:style-name="P16"><text:span text:style-name="T33">The </text:span><text:span text:style-name="Code_20_Char"><text:span text:style-name="T33">index</text:span></text:span><text:span text:style-name="T39"> </text:span><text:span text:style-name="T33">in the </text:span><text:span text:style-name="Code_20_Char"><text:span text:style-name="T33">divide</text:span></text:span><text:span text:style-name="Code_20_Char"><text:span text:style-name="T39"> command</text:span></text:span><text:span text:style-name="T39"> </text:span><text:span text:style-name="T33">will </text:span><text:span text:style-name="T12">always</text:span><text:span text:style-name="T33"> be </text:span><text:span text:style-name="T12">inside</text:span><text:span text:style-name="T33"> the array.</text:span></text:p>
        </text:list-item>
        <text:list-item>
          <text:p text:style-name="P16"><text:span text:style-name="T33">The </text:span><text:span text:style-name="Code_20_Char"><text:span text:style-name="T33">partitions</text:span></text:span><text:span text:style-name="T39"> </text:span><text:span text:style-name="T33">will be in the </text:span><text:span text:style-name="T12">range [0…100]</text:span><text:span text:style-name="T33">.</text:span></text:p>
        </text:list-item>
        <text:list-item>
          <text:p text:style-name="P16"><text:span text:style-name="T33">Allowed working </text:span><text:span text:style-name="T12">time/memory</text:span><text:span text:style-name="T33">: </text:span><text:span text:style-name="T12">100ms / 16MB</text:span><text:span text:style-name="T33">.</text:span></text:p>
        </text:list-item>
      </text:list>
      <text:h text:style-name="Heading_20_3" text:outline-level="3">Examples</text:h>
      <table:table table:name="Table9" table:style-name="Table9">
        <table:table-column table:style-name="Table9.A"/>
        <table:table-column table:style-name="Table9.B"/>
        <table:table-row table:style-name="Table9.1">
          <table:table-cell table:style-name="Table9.A1" office:value-type="string">
            <text:p text:style-name="P30"><text:span text:style-name="T10">Input</text:span></text:p>
          </table:table-cell>
          <table:table-cell table:style-name="Table9.A1" office:value-type="string">
            <text:p text:style-name="P30"><text:span text:style-name="T10">Output</text:span></text:p>
          </table:table-cell>
        </table:table-row>
        <table:table-row table:style-name="Table9.1">
          <table:table-cell table:style-name="Table9.A2" office:value-type="string">
            <text:p text:style-name="P27"><text:span text:style-name="T22">Ivo Johny Tony Bony Mony</text:span></text:p>
            <text:p text:style-name="P27"><text:span text:style-name="T22">merge 0 3</text:span></text:p>
            <text:p text:style-name="P27"><text:span text:style-name="T22">merge 3 4</text:span></text:p>
            <text:p text:style-name="P27"><text:span text:style-name="T22">merge 0 3</text:span></text:p>
            <text:p text:style-name="P27"><text:span text:style-name="T22">3:1</text:span></text:p>
          </table:table-cell>
          <table:table-cell table:style-name="Table9.B2" office:value-type="string">
            <text:p text:style-name="P27"><text:span text:style-name="T22">IvoJohnyTonyBonyMony</text:span></text:p>
          </table:table-cell>
        </table:table-row>
        <table:table-row table:style-name="Table9.1">
          <table:table-cell table:style-name="Table9.A3" office:value-type="string">
            <text:p text:style-name="P27"><text:span text:style-name="T22">abcd efgh ijkl mnop qrst uvwx yz</text:span></text:p>
            <text:p text:style-name="P27"><text:span text:style-name="T22">merge 4 10</text:span></text:p>
            <text:p text:style-name="P27"><text:span text:style-name="T22">divide 4 5</text:span></text:p>
            <text:p text:style-name="P27"><text:span text:style-name="T22">3:1</text:span></text:p>
          </table:table-cell>
          <table:table-cell table:style-name="Table9.B3" office:value-type="string">
            <text:p text:style-name="P27"><text:span text:style-name="T22">abcd efgh ijkl mnop qr st uv wx yz</text:span></text:p>
          </table:table-cell>
        </table:table-row>
      </table:table>
      <text:list xml:id="list223342645526680" text:continue-list="list223343081016791" text:style-name="WWNum3">
        <text:list-item>
          <text:h text:style-name="P8" text:outline-level="1">*Pokemon Don't Go</text:h>
        </text:list-item>
      </text:list>
      <text:p text:style-name="Standard"><text:span text:style-name="T30">Ely likes to play Pokemon Go a lot. But Pokemon Go bankrupted… So the developers made Pokemon Don't Go out of depression. And so Ely now plays Pokemon Don't Go. In Pokemon Don't Go, when you walk to a certain pokemon, those </text:span><text:span text:style-name="Emphasis"><text:span text:style-name="T45">closest </text:span></text:span><text:span text:style-name="T30">to you naturally get further, and those further from you, get closer.</text:span></text:p>
      <text:p text:style-name="Standard">You will receive a <text:span text:style-name="T10">sequence</text:span> of <text:span text:style-name="T10">integers</text:span>, separated by <text:span text:style-name="T10">spaces</text:span> - the distances to the pokemon. Then you will begin <text:span text:style-name="T10">receiving integers</text:span>, which will <text:span text:style-name="T10">correspond</text:span> to <text:span text:style-name="T10">indexes</text:span> in <text:span text:style-name="T10">that</text:span> <text:span text:style-name="T10">sequence</text:span>.</text:p>
      <text:p text:style-name="Standard">When you <text:span text:style-name="T10">receive</text:span> an <text:span text:style-name="T10">index</text:span>, you must <text:span text:style-name="T10">remove</text:span> the <text:span text:style-name="T10">element</text:span> at <text:span text:style-name="T10">that index</text:span> from the <text:span text:style-name="T10">sequence</text:span> (as if you've captured the pokemon).</text:p>
      <text:list xml:id="list3432454961" text:style-name="WWNum33">
        <text:list-item>
          <text:p text:style-name="P17">You must <text:span text:style-name="T42">increase</text:span> the <text:span text:style-name="T10">value</text:span> of <text:span text:style-name="T10">all elements</text:span> in the sequence which are <text:span text:style-name="T42">less</text:span> or <text:span text:style-name="T42">equal</text:span> to the <text:span text:style-name="T10">removed element</text:span> with the <text:span text:style-name="T10">value</text:span> of the <text:span text:style-name="T10">removed element</text:span>.</text:p>
        </text:list-item>
        <text:list-item>
          <text:p text:style-name="P17">You must <text:span text:style-name="T42">decrease</text:span> the <text:span text:style-name="T10">value</text:span> of <text:span text:style-name="T10">all elements</text:span> in the sequence which are <text:span text:style-name="T42">greater</text:span> than the <text:span text:style-name="T10">removed element</text:span> with the <text:span text:style-name="T10">value</text:span> of the <text:span text:style-name="T10">removed element</text:span>.</text:p>
        </text:list-item>
      </text:list>
      <text:p text:style-name="Standard"><text:soft-page-break/>If the <text:span text:style-name="T10">given index</text:span> is <text:span text:style-name="T10">less</text:span> than <text:span text:style-name="T10">0</text:span>, <text:span text:style-name="T10">remove</text:span> the <text:span text:style-name="T10">first element</text:span> of the <text:span text:style-name="T10">sequence</text:span>, and <text:span text:style-name="T10">copy</text:span> the <text:span text:style-name="T10">last element</text:span> to its place.</text:p>
      <text:p text:style-name="Standard">If the <text:span text:style-name="T10">given index</text:span> is <text:span text:style-name="T10">greater </text:span>than the <text:span text:style-name="T10">last index </text:span>of the <text:span text:style-name="T10">sequence</text:span>, <text:span text:style-name="T10">remove</text:span> the <text:span text:style-name="T10">last element</text:span> from the sequence, and <text:span text:style-name="T10">copy</text:span> the <text:span text:style-name="T10">first element</text:span> to its place.</text:p>
      <text:p text:style-name="Standard">The <text:span text:style-name="T10">increasing</text:span> and <text:span text:style-name="T10">decreasing</text:span> elements should also be done in these cases. The <text:span text:style-name="T10">element</text:span> whose value you should use is the <text:span text:style-name="T10">removed</text:span> element.</text:p>
      <text:p text:style-name="Standard">The program <text:span text:style-name="T10">ends</text:span> when the <text:span text:style-name="T10">sequence</text:span> has <text:span text:style-name="T10">no elements</text:span> (there are no pokemon left for Ely to catch).</text:p>
      <text:h text:style-name="Heading_20_3" text:outline-level="3">Input</text:h>
      <text:list xml:id="list1467185113" text:style-name="WWNum20">
        <text:list-item>
          <text:p text:style-name="P18">On the <text:span text:style-name="T10">first line</text:span> of input, you will receive a <text:span text:style-name="T10">sequence</text:span> of <text:span text:style-name="T10">integers</text:span>, <text:span text:style-name="T10">separated</text:span> by <text:span text:style-name="T10">spaces</text:span>.</text:p>
        </text:list-item>
        <text:list-item>
          <text:p text:style-name="P18">On the <text:span text:style-name="T10">next several</text:span> lines, you will receive <text:span text:style-name="T10">integers</text:span> - the <text:span text:style-name="T10">indexes</text:span>.</text:p>
        </text:list-item>
      </text:list>
      <text:h text:style-name="Heading_20_3" text:outline-level="3">Output</text:h>
      <text:list xml:id="list1980161188" text:style-name="WWNum19">
        <text:list-item>
          <text:p text:style-name="P19">When the program ends, you must print the <text:span text:style-name="T10">summed</text:span> <text:span text:style-name="T10">value</text:span> of <text:span text:style-name="T10">all removed elements</text:span>.</text:p>
        </text:list-item>
      </text:list>
      <text:h text:style-name="Heading_20_3" text:outline-level="3">Constrains</text:h>
      <text:list xml:id="list223341614668971" text:continue-list="list223341662810770" text:style-name="WWNum31">
        <text:list-item>
          <text:p text:style-name="P16">The input data will consist <text:span text:style-name="T10">only</text:span> of <text:span text:style-name="T10">valid integers</text:span> in the <text:span text:style-name="T10">range [-2.147.483.648…2.147.483.647]</text:span>.</text:p>
        </text:list-item>
      </text:list>
      <text:h text:style-name="Heading_20_3" text:outline-level="3">Example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0"><text:span text:style-name="T10">Input</text:span></text:p>
          </table:table-cell>
          <table:table-cell table:style-name="Table10.A1" office:value-type="string">
            <text:p text:style-name="P30"><text:span text:style-name="T10">Output</text:span></text:p>
          </table:table-cell>
          <table:table-cell table:style-name="Table10.A1" office:value-type="string">
            <text:p text:style-name="P30"><text:span text:style-name="T10">Comments</text:span></text:p>
          </table:table-cell>
        </table:table-row>
        <table:table-row table:style-name="Table10.1">
          <table:table-cell table:style-name="Table10.A2" office:value-type="string">
            <text:p text:style-name="P27"><text:span text:style-name="T22">4 5 3</text:span></text:p>
            <text:p text:style-name="P27"><text:span text:style-name="T22">1</text:span></text:p>
            <text:p text:style-name="P27"><text:span text:style-name="T22">1</text:span></text:p>
            <text:p text:style-name="P27"><text:span text:style-name="T22">0</text:span></text:p>
          </table:table-cell>
          <table:table-cell table:style-name="Table10.B2" office:value-type="string">
            <text:p text:style-name="P27"><text:span text:style-name="T22">14</text:span></text:p>
          </table:table-cell>
          <table:table-cell table:style-name="Table10.C2" office:value-type="string">
            <text:p text:style-name="P33"><text:span text:style-name="T35">The </text:span><text:span text:style-name="T13">array</text:span><text:span text:style-name="T35"> is </text:span><text:span text:style-name="Code_20_Char"><text:span text:style-name="T33">{4, 5, 3}</text:span></text:span><text:span text:style-name="T35">. The index is </text:span><text:span text:style-name="Code_20_Char"><text:span text:style-name="T33">1</text:span></text:span><text:span text:style-name="T35">.</text:span></text:p>
            <text:p text:style-name="P33"><text:span text:style-name="T35">We </text:span><text:span text:style-name="T13">remove</text:span><text:span text:style-name="T35"> </text:span><text:span text:style-name="Code_20_Char"><text:span text:style-name="T33">5</text:span></text:span><text:span text:style-name="T35">, and we </text:span><text:span text:style-name="T13">increase all</text:span><text:span text:style-name="T35"> </text:span><text:span text:style-name="T13">the</text:span><text:span text:style-name="T35"> </text:span><text:span text:style-name="T13">lower</text:span><text:span text:style-name="T35"> ones and </text:span><text:span text:style-name="T13">decrease all the higher</text:span><text:span text:style-name="T35"> ones.</text:span></text:p>
            <text:p text:style-name="P33"><text:span text:style-name="T35">In this case, there are </text:span><text:span text:style-name="T13">no higher</text:span><text:span text:style-name="T35"> than </text:span><text:span text:style-name="Code_20_Char"><text:span text:style-name="T33">5</text:span></text:span><text:span text:style-name="T35">.</text:span></text:p>
            <text:p text:style-name="P33"><text:span text:style-name="T35">The result is </text:span><text:span text:style-name="Code_20_Char"><text:span text:style-name="T33">{9, 8}</text:span></text:span><text:span text:style-name="T35">.</text:span></text:p>
            <text:p text:style-name="P33"><text:span text:style-name="T35">The </text:span><text:span text:style-name="T13">index</text:span><text:span text:style-name="T35"> is </text:span><text:span text:style-name="Code_20_Char"><text:span text:style-name="T33">1</text:span></text:span><text:span text:style-name="T35">. So we remove </text:span><text:span text:style-name="Code_20_Char"><text:span text:style-name="T33">8</text:span></text:span><text:span text:style-name="T35"> and </text:span><text:span text:style-name="T13">decrease all the higher</text:span><text:span text:style-name="T35"> ones. </text:span></text:p>
            <text:p text:style-name="P33"><text:span text:style-name="T35">The result is </text:span><text:span text:style-name="Code_20_Char"><text:span text:style-name="T33">{1}</text:span></text:span><text:span text:style-name="T35">. </text:span></text:p>
            <text:p text:style-name="P33"><text:span text:style-name="T35">The </text:span><text:span text:style-name="T13">index</text:span><text:span text:style-name="T35"> is </text:span><text:span text:style-name="Code_20_Char"><text:span text:style-name="T33">0</text:span></text:span><text:span text:style-name="T35">. So we remove </text:span><text:span text:style-name="Code_20_Char"><text:span text:style-name="T33">1</text:span></text:span><text:span text:style-name="T35">. </text:span></text:p>
            <text:p text:style-name="P33"><text:span text:style-name="T35">There are </text:span><text:span text:style-name="T13">no elements</text:span><text:span text:style-name="T35"> </text:span><text:span text:style-name="T13">left</text:span><text:span text:style-name="T35">, so we print the </text:span><text:span text:style-name="T13">sum </text:span><text:span text:style-name="T35">of </text:span><text:span text:style-name="T13">all removed elements</text:span><text:span text:style-name="T35">.</text:span></text:p>
            <text:p text:style-name="P33"><text:span text:style-name="Code_20_Char"><text:span text:style-name="T33">5 + 8 + 1 = 14</text:span></text:span><text:span text:style-name="T35">.</text:span></text:p>
          </table:table-cell>
        </table:table-row>
        <table:table-row table:style-name="Table10.1">
          <table:table-cell table:style-name="Table10.A3" office:value-type="string">
            <text:p text:style-name="P27"><text:span text:style-name="T22">5 10 6 3 5</text:span></text:p>
            <text:p text:style-name="P27"><text:span text:style-name="T22">2</text:span></text:p>
            <text:p text:style-name="P27"><text:span text:style-name="T22">4</text:span></text:p>
            <text:p text:style-name="P27"><text:span text:style-name="T22">1</text:span></text:p>
            <text:p text:style-name="P27"><text:span text:style-name="T22">1</text:span></text:p>
            <text:p text:style-name="P27"><text:span text:style-name="T22">3</text:span></text:p>
            <text:p text:style-name="P27"><text:span text:style-name="T22">0</text:span></text:p>
            <text:p text:style-name="P27"><text:span text:style-name="T22">0</text:span></text:p>
          </table:table-cell>
          <table:table-cell table:style-name="Table10.B3" office:value-type="string">
            <text:p text:style-name="P27"><text:span text:style-name="T22">51</text:span></text:p>
          </table:table-cell>
          <table:table-cell table:style-name="Table10.C3" office:value-type="string">
            <text:p text:style-name="P33"><text:span text:style-name="T13">Step 1</text:span><text:span text:style-name="T35">: </text:span><text:span text:style-name="Code_20_Char"><text:span text:style-name="T33">{11, 4, 9, 11}</text:span></text:span></text:p>
            <text:p text:style-name="P33"><text:span text:style-name="T13">Step 2</text:span><text:span text:style-name="T35">: </text:span><text:span text:style-name="Code_20_Char"><text:span text:style-name="T33">{22, 15, 20, 22}</text:span></text:span></text:p>
            <text:p text:style-name="P33"><text:span text:style-name="T13">Step 3</text:span><text:span text:style-name="T35">: </text:span><text:span text:style-name="Code_20_Char"><text:span text:style-name="T33">{7, 5, 7}</text:span></text:span></text:p>
            <text:p text:style-name="P33"><text:span text:style-name="T13">Step 4</text:span><text:span text:style-name="T35">: </text:span><text:span text:style-name="Code_20_Char"><text:span text:style-name="T33">{2, 2}</text:span></text:span></text:p>
            <text:p text:style-name="P33"><text:span text:style-name="T13">Step 5</text:span><text:span text:style-name="T35">: </text:span><text:span text:style-name="Code_20_Char"><text:span text:style-name="T33">{4, 4}</text:span></text:span></text:p>
            <text:p text:style-name="P33"><text:span text:style-name="T13">Step 6</text:span><text:span text:style-name="T35">: </text:span><text:span text:style-name="Code_20_Char"><text:span text:style-name="T33">{8}</text:span></text:span></text:p>
            <text:p text:style-name="P33"><text:span text:style-name="T13">Step 7</text:span><text:span text:style-name="T35">: </text:span><text:span text:style-name="Code_20_Char"><text:span text:style-name="T33">{}</text:span></text:span><text:span text:style-name="T27"> </text:span><text:span text:style-name="T13">(empty).</text:span></text:p>
            <text:p text:style-name="P33"><text:soft-page-break/><text:span text:style-name="T13">Result</text:span><text:span text:style-name="T35"> = </text:span><text:span text:style-name="Code_20_Char"><text:span text:style-name="T33">6 + 11 + 15 + 5 + 2 + 4 + 8 = 51</text:span></text:span><text:span text:style-name="T35">.</text:span></text:p>
          </table:table-cell>
        </table:table-row>
      </table:table>
      <text:list xml:id="list223342063998762" text:continue-list="list223342645526680" text:style-name="WWNum3">
        <text:list-item>
          <text:h text:style-name="P8" text:outline-level="1"><text:s/>*<text:bookmark-start text:name="__DdeLink__1448_2999221601"/>SoftUni Course Planning<text:bookmark-end text:name="__DdeLink__1448_2999221601"/></text:h>
        </text:list-item>
      </text:list>
      <text:p text:style-name="Standard"><text:span text:style-name="T33">Help plan the next Programming Fundamentals course by keeping track of the lessons that will be included in the course and all the exercises for the lessons.</text:span><text:span text:style-name="T7"> </text:span><text:span text:style-name="T33">Before the course starts, there are some changes to be made. </text:span></text:p>
      <text:p text:style-name="Standard"><text:span text:style-name="T33">On the </text:span><text:span text:style-name="T13">first input line</text:span><text:span text:style-name="T33">, you will receive the initial schedule of lessons and exercises that will be part of the next course, separated by a comma and a space </text:span><text:span text:style-name="T16">", "</text:span><text:span text:style-name="T33">.</text:span><text:span text:style-name="T7"> </text:span><text:span text:style-name="T33">Until you receive the </text:span><text:span text:style-name="T28">"</text:span><text:span text:style-name="T16">course start</text:span><text:span text:style-name="T28">"</text:span><text:span text:style-name="T33"> command, you will be given some </text:span><text:span text:style-name="T13">commands to modify the course schedule</text:span><text:span text:style-name="T33">. </text:span></text:p>
      <text:p text:style-name="Standard"><text:span text:style-name="T33">The </text:span><text:span text:style-name="T13">possible commands</text:span><text:span text:style-name="T33"> are:</text:span></text:p>
      <text:list xml:id="list3656373082" text:style-name="WWNum36">
        <text:list-item>
          <text:p text:style-name="P20"><text:span text:style-name="Code_20_Char"><text:span text:style-name="T33">"</text:span></text:span><text:bookmark-start text:name="__DdeLink__1452_2999221601"/><text:span text:style-name="Code_20_Char"><text:span text:style-name="T33">Add</text:span></text:span><text:bookmark-end text:name="__DdeLink__1452_2999221601"/><text:span text:style-name="Code_20_Char"><text:span text:style-name="T33">:{lessonTitle}"</text:span></text:span><text:span text:style-name="T39"> </text:span><text:span text:style-name="T33">- </text:span><text:span text:style-name="T13">add the lesson to the end</text:span><text:span text:style-name="T33"> of the schedule if it </text:span><text:span text:style-name="T13">does not exist.</text:span></text:p>
        </text:list-item>
        <text:list-item>
          <text:p text:style-name="P20"><text:span text:style-name="Code_20_Char"><text:span text:style-name="T33">"</text:span></text:span><text:bookmark-start text:name="__DdeLink__1458_2999221601"/><text:span text:style-name="Code_20_Char"><text:span text:style-name="T33">Insert</text:span></text:span><text:bookmark-end text:name="__DdeLink__1458_2999221601"/><text:span text:style-name="Code_20_Char"><text:span text:style-name="T33">:{lessonTitle}:{index}"</text:span></text:span><text:span text:style-name="T39"> </text:span><text:span text:style-name="T33">- </text:span><text:span text:style-name="T13">insert</text:span><text:span text:style-name="T33"> the lesson to the </text:span><text:span text:style-name="T13">given index</text:span><text:span text:style-name="T33">, if it </text:span><text:span text:style-name="T13">does not exist.</text:span></text:p>
        </text:list-item>
        <text:list-item>
          <text:p text:style-name="P20"><text:span text:style-name="Code_20_Char"><text:span text:style-name="T33">"</text:span></text:span><text:bookmark-start text:name="__DdeLink__1454_2999221601"/><text:span text:style-name="Code_20_Char"><text:span text:style-name="T33">Remove</text:span></text:span><text:bookmark-end text:name="__DdeLink__1454_2999221601"/><text:span text:style-name="Code_20_Char"><text:span text:style-name="T33">:{lessonTitle}"</text:span></text:span><text:span text:style-name="T39"> </text:span><text:span text:style-name="T33">- remove the lesson, </text:span><text:span text:style-name="T12">if it exists.</text:span></text:p>
        </text:list-item>
        <text:list-item>
          <text:p text:style-name="P20"><text:span text:style-name="Code_20_Char"><text:span text:style-name="T33">"</text:span></text:span><text:bookmark-start text:name="__DdeLink__1460_2999221601"/><text:span text:style-name="Code_20_Char"><text:span text:style-name="T33">Swap</text:span></text:span><text:bookmark-end text:name="__DdeLink__1460_2999221601"/><text:span text:style-name="Code_20_Char"><text:span text:style-name="T33">:{lessonTitle}:{lessonTitle}"</text:span></text:span><text:span text:style-name="T39"> </text:span><text:span text:style-name="T33">- </text:span><text:span text:style-name="T13">swap the position</text:span><text:span text:style-name="T33"> of the two lessons </text:span><text:span text:style-name="T13">if they exist.</text:span></text:p>
        </text:list-item>
        <text:list-item>
          <text:p text:style-name="P20"><text:span text:style-name="Code_20_Char"><text:span text:style-name="T33">"</text:span></text:span><text:bookmark-start text:name="__DdeLink__1456_2999221601"/><text:span text:style-name="Code_20_Char"><text:span text:style-name="T33">Exercise</text:span></text:span><text:bookmark-end text:name="__DdeLink__1456_2999221601"/><text:span text:style-name="Code_20_Char"><text:span text:style-name="T33">:{lessonTitle}"</text:span></text:span><text:span text:style-name="T39"> </text:span><text:span text:style-name="T33">- add Exercise in the schedule right after the lesson index</text:span><text:span text:style-name="T43">, if the lesson exists and there is no exercise already</text:span><text:span text:style-name="T33">, in the following format </text:span><text:span text:style-name="Code_20_Char"><text:span text:style-name="T39">"</text:span></text:span><text:span text:style-name="Code_20_Char"><text:span text:style-name="T33">{lessonTitle}-Exercise</text:span></text:span><text:span text:style-name="Code_20_Char"><text:span text:style-name="T39">"</text:span></text:span><text:span text:style-name="T39">. </text:span><text:span text:style-name="T12">If the lesson doesn't exist</text:span><text:span text:style-name="T33">, </text:span><text:span text:style-name="T12">add the lesson</text:span><text:span text:style-name="T33"> at the end of the course schedule</text:span><text:span text:style-name="T12">, followed by the Exercise</text:span><text:span text:style-name="T33">.</text:span></text:p>
        </text:list-item>
      </text:list>
      <text:p text:style-name="Standard"><text:span text:style-name="T46">Note: Each time you Swap or Remove a lesson, you should do the same with the Exercises</text:span><text:span text:style-name="T48">,</text:span><text:span text:style-name="T33"> </text:span><text:span text:style-name="T46">if there are any following the lessons.</text:span></text:p>
      <text:h text:style-name="Heading_20_3" text:outline-level="3"><text:span text:style-name="T33">Input / Constraints</text:span></text:h>
      <text:list xml:id="list3680608899" text:style-name="WWNum35">
        <text:list-item>
          <text:p text:style-name="P22"><text:span text:style-name="T33">On the first line - the initial schedule lessons - strings, separated by comma and space </text:span><text:span text:style-name="T12">"</text:span><text:span text:style-name="T17">, </text:span><text:span text:style-name="T12">"</text:span><text:span text:style-name="T35">.</text:span></text:p>
        </text:list-item>
        <text:list-item>
          <text:p text:style-name="P22"><text:span text:style-name="T33">Until </text:span><text:span text:style-name="T17">"</text:span><text:bookmark-start text:name="__DdeLink__1450_2999221601"/><text:span text:style-name="T17">course start</text:span><text:bookmark-end text:name="__DdeLink__1450_2999221601"/><text:span text:style-name="T17">"</text:span><text:span text:style-name="T33"> you will receive commands in the format described above.</text:span></text:p>
        </text:list-item>
      </text:list>
      <text:h text:style-name="Heading_20_3" text:outline-level="3"><text:span text:style-name="T33">Output</text:span></text:h>
      <text:list xml:id="list1180758527" text:style-name="WWNum34">
        <text:list-item>
          <text:p text:style-name="P21"><text:span text:style-name="T33">Print the whole course schedule, each lesson on a new line with its number (index) in the schedule: </text:span><text:span text:style-name="T7"><text:line-break/></text:span><text:span text:style-name="Code_20_Char"><text:span text:style-name="T33">"{lesson index}.{lessonTitle}"</text:span></text:span><text:span text:style-name="Code_20_Char"><text:span text:style-name="T35">.</text:span></text:span></text:p>
        </text:list-item>
        <text:list-item>
          <text:p text:style-name="P23"><text:span text:style-name="T33">Allowed working </text:span><text:span text:style-name="T12">time</text:span><text:span text:style-name="T33"> / </text:span><text:span text:style-name="T12">memory</text:span><text:span text:style-name="T33">: </text:span><text:span text:style-name="T12">100ms</text:span><text:span text:style-name="T33"> / </text:span><text:span text:style-name="T12">16MB.</text:span></text:p>
        </text:list-item>
      </text:list>
      <text:h text:style-name="Heading_20_3" text:outline-level="3">Examples</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5"><text:span text:style-name="T47">Input</text:span></text:p>
          </table:table-cell>
          <table:table-cell table:style-name="Table11.A1" office:value-type="string">
            <text:p text:style-name="P25"><text:span text:style-name="T47">Output</text:span></text:p>
          </table:table-cell>
          <table:table-cell table:style-name="Table11.A1" office:value-type="string">
            <text:p text:style-name="P25"><text:span text:style-name="T47">Comment</text:span></text:p>
          </table:table-cell>
        </table:table-row>
        <table:table-row table:style-name="Table11.2">
          <table:table-cell table:style-name="Table11.A2" office:value-type="string">
            <text:p text:style-name="Standard"><text:bookmark-start text:name="__DdeLink__1591_2999221601"/><text:span text:style-name="T14">Data Types, Objects, Lists</text:span></text:p>
            <text:p text:style-name="Standard"><text:span text:style-name="T14">Add:Databases</text:span></text:p>
            <text:p text:style-name="Standard"><text:span text:style-name="T14">Insert:Arrays:0</text:span></text:p>
            <text:p text:style-name="Standard"><text:span text:style-name="T14">Remove:Lists</text:span><text:bookmark-end text:name="__DdeLink__1591_2999221601"/></text:p>
            <text:p text:style-name="Standard"><text:bookmark-start text:name="__DdeLink__1593_2999221601"/><text:soft-page-break/><text:span text:style-name="T14">course start</text:span><text:bookmark-end text:name="__DdeLink__1593_2999221601"/></text:p>
          </table:table-cell>
          <table:table-cell table:style-name="Table11.B2" office:value-type="string">
            <text:p text:style-name="Standard"><text:span text:style-name="T14">1.Arrays</text:span></text:p>
            <text:p text:style-name="Standard"><text:span text:style-name="T14">2.Data Types</text:span></text:p>
            <text:p text:style-name="Standard"><text:span text:style-name="T14">3.Objects</text:span></text:p>
            <text:p text:style-name="Standard"><text:span text:style-name="T14">4.Databases</text:span></text:p>
            <text:p text:style-name="P26"/>
          </table:table-cell>
          <table:table-cell table:style-name="Table11.C2" office:value-type="string">
            <text:p text:style-name="Standard"><text:span text:style-name="T33">We receive the initial schedule. </text:span></text:p>
            <text:p text:style-name="Standard"><text:span text:style-name="T33">Next, we add the </text:span><text:span text:style-name="T28">Databases</text:span><text:span text:style-name="T33"> lesson, because it doesn't exist. </text:span></text:p>
            <text:p text:style-name="Standard"><text:span text:style-name="T33">We Insert at the given index lesson </text:span><text:span text:style-name="T28">Arrays</text:span><text:span text:style-name="T33"> because it's not present in the schedule. </text:span></text:p>
            <text:p text:style-name="Standard"><text:span text:style-name="T33">After receiving the last command and removing </text:span><text:soft-page-break/><text:span text:style-name="T33">lesson </text:span><text:span text:style-name="T28">Lists</text:span><text:span text:style-name="T33">, we print the whole schedule.</text:span></text:p>
          </table:table-cell>
        </table:table-row>
        <table:table-row table:style-name="Table11.3">
          <table:table-cell table:style-name="Table11.A1" office:value-type="string">
            <text:p text:style-name="P25"><text:span text:style-name="T47">Input</text:span></text:p>
          </table:table-cell>
          <table:table-cell table:style-name="Table11.A1" office:value-type="string">
            <text:p text:style-name="P25"><text:span text:style-name="T47">Output</text:span></text:p>
          </table:table-cell>
          <table:table-cell table:style-name="Table11.A1" office:value-type="string">
            <text:p text:style-name="P25"><text:span text:style-name="T47">Comment</text:span></text:p>
          </table:table-cell>
        </table:table-row>
        <table:table-row table:style-name="Table11.4">
          <table:table-cell table:style-name="Table11.A4" office:value-type="string">
            <text:p text:style-name="Standard"><text:bookmark-start text:name="__DdeLink__1640_2999221601"/><text:bookmark-start text:name="__DdeLink__1644_2999221601"/><text:bookmark-start text:name="__DdeLink__1642_2999221601"/><text:span text:style-name="T14">Arrays, Lists, Methods</text:span></text:p>
            <text:p text:style-name="Standard"><text:span text:style-name="T14">Swap:Arrays:Methods</text:span></text:p>
            <text:p text:style-name="Standard"><text:span text:style-name="T14">Exercise:Databases</text:span></text:p>
            <text:p text:style-name="Standard"><text:span text:style-name="T14">Swap:Lists:Databases</text:span></text:p>
            <text:p text:style-name="Standard"><text:span text:style-name="T14">Insert:Arrays:0</text:span></text:p>
            <text:p text:style-name="Standard"><text:span text:style-name="T14">course start</text:span><text:bookmark-end text:name="__DdeLink__1640_2999221601"/><text:bookmark-end text:name="__DdeLink__1642_2999221601"/><text:bookmark-end text:name="__DdeLink__1644_2999221601"/></text:p>
          </table:table-cell>
          <table:table-cell table:style-name="Table11.B4" office:value-type="string">
            <text:p text:style-name="Standard"><text:bookmark-start text:name="__DdeLink__1691_2999221601"/><text:span text:style-name="T14">1.Methods</text:span><text:bookmark-end text:name="__DdeLink__1691_2999221601"/></text:p>
            <text:p text:style-name="Standard"><text:span text:style-name="T14">2.Databases</text:span></text:p>
            <text:p text:style-name="Standard"><text:span text:style-name="T14">3.Databases-Exercise</text:span></text:p>
            <text:p text:style-name="Standard"><text:span text:style-name="T14">4.Arrays</text:span></text:p>
            <text:p text:style-name="Standard"><text:span text:style-name="T14">5.Lists</text:span></text:p>
          </table:table-cell>
          <table:table-cell table:style-name="Table11.C4" office:value-type="string">
            <text:p text:style-name="Standard"><text:span text:style-name="T33">We swap the given lessons because both exist.</text:span></text:p>
            <text:p text:style-name="Standard"><text:span text:style-name="T33">After receiving the Exercise command, we see that such a lesson doesn't exist, so we add the lesson at the end, followed by the exercise.</text:span></text:p>
            <text:p text:style-name="Standard"><text:span text:style-name="T33">We swap </text:span><text:span text:style-name="T28">Lists</text:span><text:span text:style-name="T33"> and </text:span><text:span text:style-name="T28">Databases</text:span><text:span text:style-name="T33"> lessons, the</text:span></text:p>
            <text:p text:style-name="Standard"><text:span text:style-name="T28">Databases-Exercise</text:span><text:span text:style-name="T33"> is also moved after the </text:span><text:span text:style-name="T28">Databases</text:span><text:span text:style-name="T33"> lesson.</text:span></text:p>
            <text:p text:style-name="Standard"><text:span text:style-name="T33">We skip the next command because we already have such a lesson in our schedule.</text:spa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555in" fo:margin-bottom="0.0835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fo:margin-top="0in" fo:margin-bottom="0.139in"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39in" fo:margin-bottom="0.028in"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139in" fo:margin-bottom="0.028in"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835in" fo:margin-bottom="0.028in"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835in" fo:margin-bottom="0.028in"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in"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0555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0555in" fo:margin-bottom="0.0835in" loext:contextual-spacing="true" fo:text-indent="0in"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Unresolved_20_Mention1" style:display-name="Unresolved Mention1" style:family="text" style:parent-style-name="Default_20_Paragraph_20_Font">
      <style:text-properties fo:color="#605e5c" fo:background-color="#e1dfd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fo:font-weight="bold" style:font-weight-asian="bold"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Courier New2" style:font-family-complex="'Courier New'"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69"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70"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1"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028in" fo:margin-bottom="0.0693in" loext:contextual-spacing="false" fo:line-height="100%"/>
    </style:style>
    <style:style style:name="MP4" style:family="paragraph" style:parent-style-name="Frame_20_contents">
      <style:paragraph-properties fo:margin-left="0.3937in" fo:margin-right="0in" fo:line-height="100%" fo:text-indent="0.1972in" style:auto-text-indent="false"/>
    </style:style>
    <style:style style:name="MP5" style:family="paragraph">
      <loext:graphic-properties draw:fill="none"/>
      <style:paragraph-properties fo:text-align="start"/>
      <style:text-properties fo:color="#000000" fo:font-size="18pt"/>
    </style:style>
    <style:style style:name="MP6" style:family="paragraph" style:parent-style-name="Frame_20_contents">
      <style:paragraph-properties fo:margin-top="0in" fo:margin-bottom="0in" loext:contextual-spacing="false" fo:line-height="100%"/>
    </style:style>
    <style:style style:name="MP7" style:family="paragraph" style:parent-style-name="Frame_20_contents">
      <style:paragraph-properties fo:margin-top="0.0555in" fo:margin-bottom="0in" loext:contextual-spacing="false" fo:line-height="100%" fo:text-align="end" style:justify-single-word="false"/>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T5" style:family="text">
      <style:text-properties fo:color="#000000" fo:font-size="8.5pt" style:font-size-asian="8.5pt" style:font-size-complex="8.5pt"/>
    </style:style>
    <style:style style:name="MT6" style:family="text">
      <style:text-properties fo:color="#000000"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47in, -0.0098in, -0.0047in, -0.0098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984807" draw:stroke-linejoin="round" svg:stroke-linecap="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102in" draw:fill="none" draw:textarea-vertical-align="top" draw:auto-grow-height="false" fo:min-height="0.4965in" fo:min-width="5.6764in" fo:padding-top="0.0472in" fo:padding-bottom="0.0193in" fo:padding-left="0.0193in" fo:padding-right="0.0193in" fo:wrap-option="wrap" fo:margin-left="0in" fo:margin-right="0in" fo:margin-top="0in" fo:margin-bottom="0.000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0071in" draw:fill="none" draw:textarea-vertical-align="middle" draw:auto-grow-height="false" fo:min-height="0.1819in" fo:min-width="0.5398in" fo:padding-top="0in" fo:padding-bottom="0in" fo:padding-left="0.0193in" fo:padding-right="0in" fo:wrap-option="wrap" fo:margin-left="0in" fo:margin-right="0.0047in" fo:margin-top="0in" fo:margin-bottom="0.007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071in" draw:fill="none" draw:textarea-vertical-align="middle" draw:auto-grow-height="false" fo:min-height="0.222in" fo:min-width="0.9862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1965in" fo:margin-left="0in" fo:margin-right="0in" fo:margin-top="0.157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Footer"><draw:line text:anchor-type="paragraph" draw:z-index="7" draw:name="Straight Connector 19" draw:style-name="Mgr1" draw:text-style-name="MP2" svg:x1="0in" svg:y1="0.072in" svg:x2="7.2343in" svg:y2="0.072in"><text:p/></draw:line><draw:custom-shape text:anchor-type="paragraph" draw:z-index="15" draw:name="Text Box 16" draw:style-name="Mgr2" draw:text-style-name="MP5" svg:width="5.715in" svg:height="0.563in" svg:x="1.5138in" svg:y="0.0972in"><text:p text:style-name="MP3"><text:span text:style-name="MT1">© SoftUni – </text:span><text:a xlink:type="simple" xlink:href="https://about.softuni.bg/" text:style-name="Internet_20_link" text:visited-style-name="Visited_20_Internet_20_Link"><text:span text:style-name="MT2">about.softuni.bg</text:span></text:a><text:span text:style-name="MT1">. Copyrighted document. Unauthorized copy, reproduction or use is not permitted.</text:span></text:p><text:p text:style-name="MP4"><draw:a xlink:type="simple" xlink:href="https://softuni.org"><draw:frame draw:style-name="Mfr1" draw:name="Picture 3" text:anchor-type="as-char" svg:width="0.1965in" svg:height="0.1965in" draw:z-index="55"><draw:image xlink:href="Pictures/100002000000018E0000018E9B17934BFEDEB713.png" xlink:type="simple" xlink:show="embed" xlink:actuate="onLoad" loext:mime-type="image/png"/></draw:frame></draw:a><text:span text:style-name="MT3"><text:s text:c="3"/></text:span><draw:a xlink:type="simple" xlink:href="https://softuni.bg"><draw:frame draw:style-name="Mfr1" draw:name="Picture 2" text:anchor-type="as-char" svg:width="0.1965in" svg:height="0.1965in" draw:z-index="63"><draw:image xlink:href="Pictures/100002010000018E0000018EC9DB196993F48FF8.png" xlink:type="simple" xlink:show="embed" xlink:actuate="onLoad" loext:mime-type="image/png"/></draw:frame></draw:a><text:span text:style-name="MT3"><text:s text:c="3"/></text:span><draw:a xlink:type="simple" xlink:href="https://www.facebook.com/softuni.org"><draw:frame draw:style-name="Mfr1" draw:name="Picture 5" text:anchor-type="as-char" svg:width="0.1965in" svg:height="0.1965in" draw:z-index="71"><draw:image xlink:href="Pictures/10000200000000940000009494BE3DF36D913358.png" xlink:type="simple" xlink:show="embed" xlink:actuate="onLoad" loext:mime-type="image/png"/></draw:frame></draw:a><text:span text:style-name="MT4"><text:s text:c="3"/></text:span><draw:a xlink:type="simple" xlink:href="https://www.instagram.com/softuni_org"><draw:frame draw:style-name="Mfr1" draw:name="Picture 20" text:anchor-type="as-char" svg:width="0.1965in" svg:height="0.1965in" draw:z-index="79"><draw:image xlink:href="Pictures/10000201000000B4000000B47E8E605369B4AD74.png" xlink:type="simple" xlink:show="embed" xlink:actuate="onLoad" loext:mime-type="image/png"/></draw:frame></draw:a><text:span text:style-name="MT4"><text:s text:c="3"/></text:span><draw:a xlink:type="simple" xlink:href="https://twitter.com/SoftUni1"><draw:frame draw:style-name="Mfr1" draw:name="Picture 7" text:anchor-type="as-char" svg:width="0.1965in" svg:height="0.1965in" draw:z-index="87"><draw:image xlink:href="Pictures/100002000000009400000094FF9C629B0A21EB6B.png" xlink:type="simple" xlink:show="embed" xlink:actuate="onLoad" loext:mime-type="image/png"/></draw:frame></draw:a><text:span text:style-name="MT4"><text:s text:c="2"/></text:span><draw:a xlink:type="simple" xlink:href="https://www.youtube.com/channel/UCqvOk8tYzfRS-eDy4vs3UyA"><draw:frame draw:style-name="Mfr1" draw:name="Picture 17" text:anchor-type="as-char" svg:width="0.1965in" svg:height="0.1965in" draw:z-index="95"><draw:image xlink:href="Pictures/1000020000000094000000947DB86A748DA0E575.png" xlink:type="simple" xlink:show="embed" xlink:actuate="onLoad" loext:mime-type="image/png"/></draw:frame></draw:a><text:span text:style-name="MT4"><text:s text:c="3"/></text:span><draw:a xlink:type="simple" xlink:href="https://www.linkedin.com/company/softuni/"><draw:frame draw:style-name="Mfr2" draw:name="Picture 21" text:anchor-type="as-char" svg:width="0.1965in" svg:height="0.1965in" draw:z-index="103"><draw:image xlink:href="Pictures/10000200000001CC000001CC95554CAA563BBDB3.png" xlink:type="simple" xlink:show="embed" xlink:actuate="onLoad" loext:mime-type="image/png"/></draw:frame></draw:a><text:span text:style-name="MT4"><text:s text:c="3"/></text:span><draw:a xlink:type="simple" xlink:href="https://github.com/SoftUni"><draw:frame draw:style-name="Mfr1" draw:name="Picture 22" text:anchor-type="as-char" svg:width="0.1965in" svg:height="0.1965in" draw:z-index="111"><draw:image xlink:href="Pictures/10000200000001A50000019704DF51BFADCAB813.png" xlink:type="simple" xlink:show="embed" xlink:actuate="onLoad" loext:mime-type="image/png"/></draw:frame></draw:a><text:span text:style-name="MT4"><text:s text:c="3"/></text:span><draw:a xlink:type="simple" xlink:href="mailto:info@softuni.org"><draw:frame draw:style-name="Mfr1" draw:name="Picture 23" text:anchor-type="as-char" svg:width="0.1965in" svg:height="0.1965in" draw:z-index="119"><draw:image xlink:href="Pictures/100002000000009400000094D7FA82AB7332F3FA.png" xlink:type="simple" xlink:show="embed" xlink:actuate="onLoad" loext:mime-type="image/png"/></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Text Box 6" draw:style-name="Mgr3" draw:text-style-name="MP5" svg:width="0.5587in" svg:height="0.1815in" svg:x="1.5256in" svg:y="0.3898in"><text:p text:style-name="MP6"><text:span text:style-name="MT5">Follow u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Text Box 4" draw:style-name="Mgr4" draw:text-style-name="MP5" svg:width="0.9858in" svg:height="0.2217in" svg:x="6.1756in" svg:y="0.3744in"><text:p text:style-name="MP7"><text:span text:style-name="MT6">Page </text:span><text:span text:style-name="MT4"><text:page-number text:select-page="current">6</text:page-number></text:span><text:span text:style-name="MT6"><text:s/>of </text:span><text:span text:style-name="MT4"><text:page-count>8</text:page-coun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118in" svg:y="0.1543in" svg:width="1.3701in" svg:height="0.4728in" draw:z-index="39"><draw:image xlink:href="Pictures/10000200000002F4000001063AA486326BFA75E9.png" xlink:type="simple" xlink:show="embed" xlink:actuate="onLoad" loext:mime-type="image/png"/></draw:frame></draw:a></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ython Fundamentas - Lists Advanced</dc:title>
    <dc:subject>Software Development</dc:subject>
    <meta:initial-creator>Software University</meta:initial-creator>
    <meta:keyword>programing</meta:keyword>
    <meta:keyword>fundamentals</meta:keyword>
    <meta:keyword>python</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softuni.org_x005f_x000d_
© Software University – https://softuni.bg_x005f_x000d_
_x005f_x000d_
Copyrighted document. Unauthorized copy, reproduction or use is not permitted.</dc:description>
    <meta:editing-cycles>34</meta:editing-cycles>
    <meta:print-date>2015-10-26T22:35:00</meta:print-date>
    <meta:creation-date>2019-11-12T12:29:00</meta:creation-date>
    <dc:date>2022-10-15T22:33:40.899780101</dc:date>
    <dc:language>en-US</dc:language>
    <meta:editing-duration>PT5H58M23S</meta:editing-duration>
    <meta:generator>LibreOffice/6.4.7.2$Linux_X86_64 LibreOffice_project/40$Build-2</meta:generator>
    <meta:document-statistic meta:table-count="11" meta:image-count="10" meta:object-count="0" meta:page-count="8" meta:paragraph-count="273" meta:word-count="2345" meta:character-count="12756" meta:non-whitespace-character-count="10692"/>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dotm" xlink:href=""/>
  </office:meta>
</office:document-meta>
</file>